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2in"/>
    </style:style>
    <style:style style:name="Table6.B" style:family="table-column">
      <style:table-column-properties style:column-width="4.8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1pt solid #808080" fo:border-right="none" fo:border-top="none" fo:border-bottom="1pt solid #808080"/>
    </style:style>
    <style:style style:name="vdmj.B2" style:family="table-cell">
      <style:table-cell-properties style:vertical-align="middle" fo:padding="0.0313in" fo:border-left="1pt solid #808080" fo:border-right="1pt solid #808080" fo:border-top="none" fo:border-bottom="1pt solid #808080"/>
    </style:style>
    <style:style style:name="vdmj.A3" style:family="table-cell">
      <style:table-cell-properties style:vertical-align="middle" fo:padding="0.0313in" fo:border-left="1pt solid #808080" fo:border-right="none" fo:border-top="none" fo:border-bottom="1pt solid #808080"/>
    </style:style>
    <style:style style:name="vdmj.B3" style:family="table-cell">
      <style:table-cell-properties style:vertical-align="middle" fo:padding="0.0313in" fo:border-left="1pt solid #808080" fo:border-right="1pt solid #808080" fo:border-top="none" fo:border-bottom="1pt solid #808080"/>
    </style:style>
    <style:style style:name="vdmj.A4" style:family="table-cell">
      <style:table-cell-properties style:vertical-align="middle" fo:padding="0.0313in" fo:border-left="1pt solid #808080" fo:border-right="none" fo:border-top="none" fo:border-bottom="1pt solid #808080"/>
    </style:style>
    <style:style style:name="vdmj.B4" style:family="table-cell">
      <style:table-cell-properties style:vertical-align="middle" fo:padding="0.0313in" fo:border-left="1pt solid #808080" fo:border-right="1pt solid #808080" fo:border-top="none" fo:border-bottom="1pt solid #808080"/>
    </style:style>
    <style:style style:name="vdmj.A5" style:family="table-cell">
      <style:table-cell-properties style:vertical-align="middle" fo:padding="0.0313in" fo:border-left="1pt solid #808080" fo:border-right="none" fo:border-top="none" fo:border-bottom="1pt solid #808080"/>
    </style:style>
    <style:style style:name="vdmj.B5" style:family="table-cell">
      <style:table-cell-properties style:vertical-align="middle" fo:padding="0.0313in" fo:border-left="1pt solid #808080" fo:border-right="1pt solid #808080" fo:border-top="none" fo:border-bottom="1pt solid #808080"/>
    </style:style>
    <style:style style:name="vdmj.A6" style:family="table-cell">
      <style:table-cell-properties style:vertical-align="middle" fo:padding="0.0313in" fo:border-left="1pt solid #808080" fo:border-right="none" fo:border-top="none" fo:border-bottom="1pt solid #808080"/>
    </style:style>
    <style:style style:name="vdmj.B6" style:family="table-cell">
      <style:table-cell-properties style:vertical-align="middle" fo:padding="0.0313in" fo:border-left="1pt solid #808080" fo:border-right="1pt solid #808080" fo:border-top="none" fo:border-bottom="1pt solid #808080"/>
    </style:style>
    <style:style style:name="vdmj.A7" style:family="table-cell">
      <style:table-cell-properties style:vertical-align="middle" fo:padding="0.0313in" fo:border-left="1pt solid #808080" fo:border-right="none" fo:border-top="none" fo:border-bottom="1pt solid #808080"/>
    </style:style>
    <style:style style:name="vdmj.B7"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1pt solid #808080" fo:border-bottom="1pt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1pt solid #808080" fo:border-right="none" fo:border-top="none" fo:border-bottom="1pt solid #808080"/>
    </style:style>
    <style:style style:name="vdmj_5f_lex.B2" style:display-name="vdmj_lex.B2" style:family="table-cell">
      <style:table-cell-properties fo:padding="0.0313in" fo:border-left="1pt solid #808080" fo:border-right="1pt solid #808080" fo:border-top="none" fo:border-bottom="1pt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1pt solid #808080" fo:border-right="none" fo:border-top="none" fo:border-bottom="1pt solid #808080"/>
    </style:style>
    <style:style style:name="vdmj_5f_lex_5f_enum.B2" style:display-name="vdmj_lex_enum.B2" style:family="table-cell">
      <style:table-cell-properties style:vertical-align="middle" fo:padding="0.0313in" fo:border-left="1pt solid #808080" fo:border-right="1pt solid #808080" fo:border-top="none" fo:border-bottom="1pt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1pt solid #808080" fo:border-right="none" fo:border-top="none" fo:border-bottom="1pt solid #808080"/>
    </style:style>
    <style:style style:name="vdmj_5f_lex_5f_exception.B2" style:display-name="vdmj_lex_exception.B2" style:family="table-cell">
      <style:table-cell-properties style:vertical-align="middle" fo:padding="0.0313in" fo:border-left="1pt solid #808080" fo:border-right="1pt solid #808080" fo:border-top="none" fo:border-bottom="1pt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1pt solid #808080" fo:border-right="none" fo:border-top="none" fo:border-bottom="1pt solid #808080"/>
    </style:style>
    <style:style style:name="vdmj_5f_syntax.B2" style:display-name="vdmj_syntax.B2" style:family="table-cell">
      <style:table-cell-properties style:vertical-align="middle" fo:padding="0.0313in" fo:border-left="1pt solid #808080" fo:border-right="1pt solid #808080" fo:border-top="none" fo:border-bottom="1pt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313in" fo:border-left="1pt solid #808080" fo:border-right="1pt solid #808080" fo:border-top="none" fo:border-bottom="1pt solid #808080"/>
    </style:style>
    <style:style style:name="Table7" style:family="table">
      <style:table-properties style:width="6in" fo:margin-left="1in" table:align="left"/>
    </style:style>
    <style:style style:name="Table7.A" style:family="table-column">
      <style:table-column-properties style:column-width="1.7813in"/>
    </style:style>
    <style:style style:name="Table7.B" style:family="table-column">
      <style:table-column-properties style:column-width="4.2188in"/>
    </style:style>
    <style:style style:name="Table7.1" style:family="table-row">
      <style:table-row-properties fo:background-color="#ccccff" fo:keep-together="always">
        <style:background-image/>
      </style:table-row-properties>
    </style:style>
    <style:style style:name="Table7.A1" style:family="table-cell">
      <style:table-cell-properties fo:padding="0.0313in"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313in" fo:border-left="1pt solid #808080" fo:border-right="none" fo:border-top="1pt solid #808080" fo:border-bottom="1pt solid #808080"/>
    </style:style>
    <style:style style:name="Table7.A3" style:family="table-cell">
      <style:table-cell-properties fo:padding="0.0313in" fo:border-left="1pt solid #808080" fo:border-right="none" fo:border-top="none" fo:border-bottom="1pt solid #808080"/>
    </style:style>
    <style:style style:name="Table7.B3" style:family="table-cell">
      <style:table-cell-properties fo:padding="0.0313in" fo:border-left="1pt solid #808080" fo:border-right="1pt solid #808080" fo:border-top="none" fo:border-bottom="1pt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1pt solid #808080" fo:border-right="none" fo:border-top="none" fo:border-bottom="1pt solid #808080"/>
    </style:style>
    <style:style style:name="vdmj_5f_types.B2" style:display-name="vdmj_types.B2" style:family="table-cell">
      <style:table-cell-properties fo:padding="0.0313in" fo:border-left="1pt solid #808080" fo:border-right="1pt solid #808080" fo:border-top="none" fo:border-bottom="1pt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313in"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313in" fo:border-left="1pt solid #808080" fo:border-right="none" fo:border-top="1pt solid #808080" fo:border-bottom="1pt solid #808080"/>
    </style:style>
    <style:style style:name="vdmj_5f_expressions.A3" style:display-name="vdmj_expressions.A3" style:family="table-cell">
      <style:table-cell-properties fo:padding="0.0313in" fo:border-left="1pt solid #808080" fo:border-right="none" fo:border-top="none" fo:border-bottom="1pt solid #808080"/>
    </style:style>
    <style:style style:name="vdmj_5f_expressions.B3" style:display-name="vdmj_expressions.B3" style:family="table-cell">
      <style:table-cell-properties fo:padding="0.0313in" fo:border-left="1pt solid #808080" fo:border-right="1pt solid #808080" fo:border-top="none" fo:border-bottom="1pt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889in"/>
    </style:style>
    <style:style style:name="vdmj_5f_statements.B" style:display-name="vdmj_statements.B" style:family="table-column">
      <style:table-column-properties style:column-width="4.3111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1pt solid #808080" fo:border-right="none" fo:border-top="none" fo:border-bottom="1pt solid #808080"/>
    </style:style>
    <style:style style:name="vdmj_5f_statements.B2" style:display-name="vdmj_statements.B2" style:family="table-cell">
      <style:table-cell-properties fo:padding="0.0313in" fo:border-left="1pt solid #808080" fo:border-right="1pt solid #808080" fo:border-top="none" fo:border-bottom="1pt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1pt solid #808080" fo:border-right="none" fo:border-top="none" fo:border-bottom="1pt solid #808080"/>
    </style:style>
    <style:style style:name="vdmj_5f_patterns.B2" style:display-name="vdmj_patterns.B2" style:family="table-cell">
      <style:table-cell-properties fo:padding="0.0313in" fo:border-left="1pt solid #808080" fo:border-right="1pt solid #808080" fo:border-top="none" fo:border-bottom="1pt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2.0507in"/>
    </style:style>
    <style:style style:name="vdmj_5f_traces.B" style:display-name="vdmj_traces.B" style:family="table-column">
      <style:table-column-properties style:column-width="3.949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1pt solid #808080" fo:border-right="none" fo:border-top="none" fo:border-bottom="1pt solid #808080"/>
    </style:style>
    <style:style style:name="vdmj_5f_traces.B2" style:display-name="vdmj_traces.B2" style:family="table-cell">
      <style:table-cell-properties style:vertical-align="middle" fo:padding="0.0313in" fo:border-left="1pt solid #808080" fo:border-right="1pt solid #808080" fo:border-top="none" fo:border-bottom="1pt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313in"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1pt solid #808080" fo:border-right="none" fo:border-top="none" fo:border-bottom="1pt solid #808080"/>
    </style:style>
    <style:style style:name="vdmj_5f_definitions.B2" style:display-name="vdmj_definitions.B2" style:family="table-cell">
      <style:table-cell-properties style:vertical-align="middle" fo:padding="0.0313in" fo:border-left="1pt solid #808080" fo:border-right="1pt solid #808080" fo:border-top="none" fo:border-bottom="1pt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1pt solid #808080" fo:border-right="none" fo:border-top="1pt solid #808080" fo:border-bottom="1pt solid #808080"/>
    </style:style>
    <style:style style:name="vdmj_5f_modules.A3" style:display-name="vdmj_modules.A3" style:family="table-cell">
      <style:table-cell-properties fo:padding="0.0313in" fo:border-left="1pt solid #808080" fo:border-right="none" fo:border-top="none" fo:border-bottom="1pt solid #808080"/>
    </style:style>
    <style:style style:name="vdmj_5f_modules.B3" style:display-name="vdmj_modules.B3" style:family="table-cell">
      <style:table-cell-properties fo:padding="0.0313in" fo:border-left="1pt solid #808080" fo:border-right="1pt solid #808080" fo:border-top="none" fo:border-bottom="1pt solid #808080"/>
    </style:style>
    <style:style style:name="Table2" style:family="table">
      <style:table-properties style:width="5.9986in" fo:margin-left="1in" table:align="left"/>
    </style:style>
    <style:style style:name="Table2.A" style:family="table-column">
      <style:table-column-properties style:column-width="1.9271in"/>
    </style:style>
    <style:style style:name="Table2.B" style:family="table-column">
      <style:table-column-properties style:column-width="4.0715in"/>
    </style:style>
    <style:style style:name="Table2.1" style:family="table-row">
      <style:table-row-properties fo:background-color="#ccccff">
        <style:background-image/>
      </style:table-row-properties>
    </style:style>
    <style:style style:name="Table2.A1" style:family="table-cell">
      <style:table-cell-properties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fo:padding="0.0313in" fo:border-left="1pt solid #808080" fo:border-right="none" fo:border-top="1pt solid #808080" fo:border-bottom="1pt solid #808080"/>
    </style:style>
    <style:style style:name="Table2.A3" style:family="table-cell">
      <style:table-cell-properties fo:padding="0.0313in" fo:border-left="1pt solid #808080" fo:border-right="none" fo:border-top="none" fo:border-bottom="1pt solid #808080"/>
    </style:style>
    <style:style style:name="Table2.B3" style:family="table-cell">
      <style:table-cell-properties fo:padding="0.0313in" fo:border-left="1pt solid #808080" fo:border-right="1pt solid #808080" fo:border-top="none" fo:border-bottom="1pt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1pt solid #808080" fo:border-right="none" fo:border-top="none" fo:border-bottom="1pt solid #808080"/>
    </style:style>
    <style:style style:name="vdmj_5f_typechecker.B2" style:display-name="vdmj_typechecker.B2" style:family="table-cell">
      <style:table-cell-properties fo:padding="0.0313in" fo:border-left="1pt solid #808080" fo:border-right="1pt solid #808080" fo:border-top="none" fo:border-bottom="1pt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1pt solid #808080" fo:border-right="none" fo:border-top="none" fo:border-bottom="1pt solid #808080"/>
    </style:style>
    <style:style style:name="vdmj_5f_typechecker_5f_exceptions.B2" style:display-name="vdmj_typechecker_exceptions.B2" style:family="table-cell">
      <style:table-cell-properties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1pt solid #808080" fo:border-right="none" fo:border-top="none" fo:border-bottom="1pt solid #808080"/>
    </style:style>
    <style:style style:name="vdmj_5f_pog_5f_enum.B2" style:display-name="vdmj_pog_enum.B2" style:family="table-cell">
      <style:table-cell-properties style:vertical-align="middle" fo:padding="0.0313in" fo:border-left="1pt solid #808080" fo:border-right="1pt solid #808080" fo:border-top="none" fo:border-bottom="1pt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1pt solid #808080" fo:border-right="none" fo:border-top="none" fo:border-bottom="1pt solid #808080"/>
    </style:style>
    <style:style style:name="vdmj_5f_runtime.B2" style:display-name="vdmj_runtime.B2" style:family="table-cell">
      <style:table-cell-properties fo:padding="0.0313in" fo:border-left="1pt solid #808080" fo:border-right="1pt solid #808080" fo:border-top="none" fo:border-bottom="1pt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none" fo:border-bottom="1pt solid #808080"/>
    </style:style>
    <style:style style:name="Table3.B2" style:family="table-cell">
      <style:table-cell-properties style:vertical-align="middle" fo:padding="0.0313in" fo:border-left="1pt solid #808080" fo:border-right="1pt solid #808080" fo:border-top="none" fo:border-bottom="1pt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313in" fo:border-left="1pt solid #808080" fo:border-right="1pt solid #808080" fo:border-top="none" fo:border-bottom="1pt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1pt solid #808080" fo:border-right="none" fo:border-top="none" fo:border-bottom="1pt solid #808080"/>
    </style:style>
    <style:style style:name="vdmj_5f_values.B2" style:display-name="vdmj_values.B2" style:family="table-cell">
      <style:table-cell-properties style:vertical-align="middle" fo:padding="0.0313in" fo:border-left="1pt solid #808080" fo:border-right="1pt solid #808080" fo:border-top="none" fo:border-bottom="1pt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1pt solid #808080" fo:border-right="none" fo:border-top="none" fo:border-bottom="1pt solid #808080"/>
    </style:style>
    <style:style style:name="vdmj_5f_commands.B2" style:display-name="vdmj_commands.B2" style:family="table-cell">
      <style:table-cell-properties fo:padding="0.0313in" fo:border-left="1pt solid #808080" fo:border-right="1pt solid #808080" fo:border-top="none" fo:border-bottom="1pt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1pt solid #808080" fo:border-right="none" fo:border-top="none" fo:border-bottom="1pt solid #808080"/>
    </style:style>
    <style:style style:name="vdmj_5f_messages.B2" style:display-name="vdmj_messages.B2" style:family="table-cell">
      <style:table-cell-properties style:vertical-align="middle" fo:padding="0.0313in" fo:border-left="1pt solid #808080" fo:border-right="1pt solid #808080" fo:border-top="none" fo:border-bottom="1pt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313in" fo:border-left="1pt solid #808080" fo:border-right="1pt solid #808080" fo:border-top="none" fo:border-bottom="1pt solid #808080"/>
    </style:style>
    <style:style style:name="vdmj_5f_debug" style:display-name="vdmj_debug" style:family="table">
      <style:table-properties style:width="5.9986in" fo:margin-left="1in" table:align="left"/>
    </style:style>
    <style:style style:name="vdmj_5f_debug.A" style:display-name="vdmj_debug.A" style:family="table-column">
      <style:table-column-properties style:column-width="1.5715in"/>
    </style:style>
    <style:style style:name="vdmj_5f_debug.B" style:display-name="vdmj_debug.B" style:family="table-column">
      <style:table-column-properties style:column-width="4.4271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1pt solid #808080" fo:border-right="none" fo:border-top="none" fo:border-bottom="1pt solid #808080"/>
    </style:style>
    <style:style style:name="vdmj_5f_debug.B2" style:display-name="vdmj_debug.B2" style:family="table-cell">
      <style:table-cell-properties style:vertical-align="middle" fo:padding="0.0313in" fo:border-left="1pt solid #808080" fo:border-right="1pt solid #808080" fo:border-top="none" fo:border-bottom="1pt solid #808080"/>
    </style:style>
    <style:style style:name="vdmj_5f_debug.A3" style:display-name="vdmj_debug.A3" style:family="table-cell">
      <style:table-cell-properties style:vertical-align="middle" fo:padding="0.0313in" fo:border-left="1pt solid #808080" fo:border-right="none" fo:border-top="none" fo:border-bottom="1pt solid #808080"/>
    </style:style>
    <style:style style:name="vdmj_5f_debug.B3" style:display-name="vdmj_debug.B3" style:family="table-cell">
      <style:table-cell-properties style:vertical-align="middle" fo:padding="0.0313in" fo:border-left="1pt solid #808080" fo:border-right="1pt solid #808080" fo:border-top="none" fo:border-bottom="1pt solid #808080"/>
    </style:style>
    <style:style style:name="vdmj_5f_debug.A4" style:display-name="vdmj_debug.A4" style:family="table-cell">
      <style:table-cell-properties style:vertical-align="middle" fo:padding="0.0313in" fo:border-left="1pt solid #808080" fo:border-right="none" fo:border-top="none" fo:border-bottom="1pt solid #808080"/>
    </style:style>
    <style:style style:name="vdmj_5f_debug.B4" style:display-name="vdmj_debug.B4" style:family="table-cell">
      <style:table-cell-properties style:vertical-align="middle" fo:padding="0.0313in" fo:border-left="1pt solid #808080" fo:border-right="1pt solid #808080" fo:border-top="none" fo:border-bottom="1pt solid #808080"/>
    </style:style>
    <style:style style:name="vdmj_5f_debug.A5" style:display-name="vdmj_debug.A5" style:family="table-cell">
      <style:table-cell-properties style:vertical-align="middle" fo:padding="0.0313in" fo:border-left="1pt solid #808080" fo:border-right="none" fo:border-top="none" fo:border-bottom="1pt solid #808080"/>
    </style:style>
    <style:style style:name="vdmj_5f_debug.B5" style:display-name="vdmj_debug.B5" style:family="table-cell">
      <style:table-cell-properties style:vertical-align="middle" fo:padding="0.0313in" fo:border-left="1pt solid #808080" fo:border-right="1pt solid #808080" fo:border-top="none" fo:border-bottom="1pt solid #808080"/>
    </style:style>
    <style:style style:name="vdmj_5f_debug.A6" style:display-name="vdmj_debug.A6" style:family="table-cell">
      <style:table-cell-properties style:vertical-align="middle" fo:padding="0.0313in" fo:border-left="1pt solid #808080" fo:border-right="none" fo:border-top="none" fo:border-bottom="1pt solid #808080"/>
    </style:style>
    <style:style style:name="vdmj_5f_debug.B6" style:display-name="vdmj_debug.B6" style:family="table-cell">
      <style:table-cell-properties style:vertical-align="middle" fo:padding="0.0313in" fo:border-left="1pt solid #808080" fo:border-right="1pt solid #808080" fo:border-top="none" fo:border-bottom="1pt solid #808080"/>
    </style:style>
    <style:style style:name="vdmj_5f_debug.A7" style:display-name="vdmj_debug.A7" style:family="table-cell">
      <style:table-cell-properties style:vertical-align="middle" fo:padding="0.0313in" fo:border-left="1pt solid #808080" fo:border-right="none" fo:border-top="none" fo:border-bottom="1pt solid #808080"/>
    </style:style>
    <style:style style:name="vdmj_5f_debug.B7" style:display-name="vdmj_debug.B7" style:family="table-cell">
      <style:table-cell-properties style:vertical-align="middle" fo:padding="0.0313in" fo:border-left="1pt solid #808080" fo:border-right="1pt solid #808080" fo:border-top="none" fo:border-bottom="1pt solid #808080"/>
    </style:style>
    <style:style style:name="vdmj_5f_debug.A8" style:display-name="vdmj_debug.A8" style:family="table-cell">
      <style:table-cell-properties style:vertical-align="middle" fo:padding="0.0313in" fo:border-left="1pt solid #808080" fo:border-right="none" fo:border-top="none" fo:border-bottom="1pt solid #808080"/>
    </style:style>
    <style:style style:name="vdmj_5f_debug.B8" style:display-name="vdmj_debug.B8" style:family="table-cell">
      <style:table-cell-properties style:vertical-align="middle" fo:padding="0.0313in" fo:border-left="1pt solid #808080" fo:border-right="1pt solid #808080" fo:border-top="none" fo:border-bottom="1pt solid #808080"/>
    </style:style>
    <style:style style:name="vdmj_5f_debug.A9" style:display-name="vdmj_debug.A9" style:family="table-cell">
      <style:table-cell-properties style:vertical-align="middle" fo:padding="0.0313in" fo:border-left="1pt solid #808080" fo:border-right="none" fo:border-top="none" fo:border-bottom="1pt solid #808080"/>
    </style:style>
    <style:style style:name="vdmj_5f_debug.B9" style:display-name="vdmj_debug.B9" style:family="table-cell">
      <style:table-cell-properties style:vertical-align="middle" fo:padding="0.0313in" fo:border-left="1pt solid #808080" fo:border-right="1pt solid #808080" fo:border-top="none" fo:border-bottom="1pt solid #808080"/>
    </style:style>
    <style:style style:name="vdmj_5f_debug.A10" style:display-name="vdmj_debug.A10" style:family="table-cell">
      <style:table-cell-properties style:vertical-align="middle" fo:padding="0.0313in" fo:border-left="1pt solid #808080" fo:border-right="none" fo:border-top="none" fo:border-bottom="1pt solid #808080"/>
    </style:style>
    <style:style style:name="vdmj_5f_debug.B10" style:display-name="vdmj_debug.B10" style:family="table-cell">
      <style:table-cell-properties style:vertical-align="middle" fo:padding="0.0313in" fo:border-left="1pt solid #808080" fo:border-right="1pt solid #808080" fo:border-top="none" fo:border-bottom="1pt solid #808080"/>
    </style:style>
    <style:style style:name="vdmj_5f_debug.A11" style:display-name="vdmj_debug.A11" style:family="table-cell">
      <style:table-cell-properties style:vertical-align="middle" fo:padding="0.0313in" fo:border-left="1pt solid #808080" fo:border-right="none" fo:border-top="none" fo:border-bottom="1pt solid #808080"/>
    </style:style>
    <style:style style:name="vdmj_5f_debug.B11" style:display-name="vdmj_debug.B11"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1pt solid #808080" fo:border-right="none" fo:border-top="none" fo:border-bottom="1pt solid #808080"/>
    </style:style>
    <style:style style:name="Table5.B2" style:family="table-cell">
      <style:table-cell-properties fo:padding="0.0313in" fo:border-left="1pt solid #808080" fo:border-right="1pt solid #808080" fo:border-top="none" fo:border-bottom="1pt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1pt solid #808080" fo:border-right="none" fo:border-top="none" fo:border-bottom="1pt solid #808080"/>
    </style:style>
    <style:style style:name="vdmj_5f_commands_5f_enum.B2" style:display-name="vdmj_commands_enum.B2" style:family="table-cell">
      <style:table-cell-properties fo:padding="0.0313in" fo:border-left="1pt solid #808080" fo:border-right="1pt solid #808080" fo:border-top="none" fo:border-bottom="1pt solid #808080"/>
    </style:style>
    <style:style style:name="P1" style:family="paragraph" style:parent-style-name="Standard" style:master-page-name="First_20_Page">
      <style:paragraph-properties style:page-number="auto"/>
    </style:style>
    <style:style style:name="P2" style:family="paragraph" style:parent-style-name="Header">
      <style:paragraph-properties>
        <style:tab-stops>
          <style:tab-stop style:position="3.5811in" style:type="center"/>
          <style:tab-stop style:position="7.2272in" style:type="right"/>
        </style:tab-stops>
      </style:paragraph-properties>
    </style:style>
    <style:style style:name="P3"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4"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5"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Preformatted_20_Text" style:master-page-name="">
      <style:paragraph-properties style:page-number="auto" fo:keep-with-next="auto" style:writing-mode="lr-tb"/>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style>
    <style:style style:name="P12" style:family="paragraph" style:parent-style-name="Preformatted_20_Text" style:master-page-name="">
      <style:paragraph-properties style:page-number="auto" fo:keep-with-next="auto"/>
      <style:text-properties officeooo:rsid="004718b9" officeooo:paragraph-rsid="004718b9"/>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Table_20_Contents">
      <style:paragraph-properties fo:margin-left="0in" fo:margin-right="0in" fo:text-indent="0in" style:auto-text-indent="false"/>
    </style:style>
    <style:style style:name="P16" style:family="paragraph" style:parent-style-name="Table_20_Contents">
      <style:paragraph-properties fo:margin-left="0in" fo:margin-right="0in" fo:text-indent="0in" style:auto-text-indent="false"/>
      <style:text-properties officeooo:rsid="0007d292" officeooo:paragraph-rsid="0007d292"/>
    </style:style>
    <style:style style:name="P17" style:family="paragraph" style:parent-style-name="Table_20_Contents">
      <style:paragraph-properties fo:margin-left="0in" fo:margin-right="0in" fo:text-indent="0in" style:auto-text-indent="false"/>
      <style:text-properties officeooo:rsid="002bec29" officeooo:paragraph-rsid="002bec29"/>
    </style:style>
    <style:style style:name="P18" style:family="paragraph" style:parent-style-name="Table_20_Contents">
      <style:paragraph-properties fo:margin-left="0in" fo:margin-right="0in" fo:text-indent="0in" style:auto-text-indent="false"/>
      <style:text-properties officeooo:rsid="00331f12" officeooo:paragraph-rsid="00331f12"/>
    </style:style>
    <style:style style:name="P19" style:family="paragraph" style:parent-style-name="Table_20_Contents">
      <style:paragraph-properties fo:margin-left="0in" fo:margin-right="0in" fo:text-indent="0in" style:auto-text-indent="false"/>
      <style:text-properties officeooo:rsid="003dee22" officeooo:paragraph-rsid="003dee22"/>
    </style:style>
    <style:style style:name="P20" style:family="paragraph" style:parent-style-name="Table_20_Contents">
      <style:paragraph-properties fo:margin-left="0in" fo:margin-right="0in" fo:text-indent="0in" style:auto-text-indent="false"/>
      <style:text-properties officeooo:rsid="003f8dfb" officeooo:paragraph-rsid="003f8dfb"/>
    </style:style>
    <style:style style:name="P21" style:family="paragraph" style:parent-style-name="Text_20_body">
      <style:paragraph-properties fo:margin-left="0in" fo:margin-right="0in"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3"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officeooo:rsid="00099ad1" officeooo:paragraph-rsid="00098cc7" style:font-style-asian="normal" style:font-style-complex="normal"/>
    </style:style>
    <style:style style:name="P26" style:family="paragraph" style:parent-style-name="Text_20_body">
      <style:text-properties fo:font-style="normal" officeooo:rsid="00098cc7" officeooo:paragraph-rsid="00098cc7" style:font-style-asian="normal" style:font-style-complex="normal"/>
    </style:style>
    <style:style style:name="P27" style:family="paragraph" style:parent-style-name="Text_20_body">
      <style:text-properties fo:font-style="normal" officeooo:rsid="0027cdc3" officeooo:paragraph-rsid="0027cdc3" style:font-style-asian="normal" style:font-style-complex="normal"/>
    </style:style>
    <style:style style:name="P28" style:family="paragraph" style:parent-style-name="Text_20_body">
      <style:text-properties fo:font-style="normal" officeooo:rsid="0034bc7e" officeooo:paragraph-rsid="0034bc7e" style:font-style-asian="normal" style:font-style-complex="normal"/>
    </style:style>
    <style:style style:name="P29" style:family="paragraph" style:parent-style-name="Text_20_body">
      <style:text-properties fo:font-style="normal" officeooo:rsid="00380458" officeooo:paragraph-rsid="00380458" style:font-style-asian="normal" style:font-style-complex="normal"/>
    </style:style>
    <style:style style:name="P30" style:family="paragraph" style:parent-style-name="Text_20_body">
      <style:text-properties fo:font-style="normal" officeooo:rsid="0034f11f" officeooo:paragraph-rsid="0034f11f" style:font-style-asian="normal" style:font-style-complex="normal"/>
    </style:style>
    <style:style style:name="P31" style:family="paragraph" style:parent-style-name="Text_20_body">
      <style:text-properties fo:font-style="normal" officeooo:rsid="0042bbb4" officeooo:paragraph-rsid="0042bbb4" style:font-style-asian="normal" style:font-style-complex="normal"/>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officeooo:paragraph-rsid="0007d292"/>
    </style:style>
    <style:style style:name="P35" style:family="paragraph" style:parent-style-name="Text_20_body">
      <style:text-properties officeooo:rsid="0007d292" officeooo:paragraph-rsid="0007d292"/>
    </style:style>
    <style:style style:name="P36" style:family="paragraph" style:parent-style-name="Text_20_body">
      <style:text-properties officeooo:rsid="00098cc7" officeooo:paragraph-rsid="00098cc7"/>
    </style:style>
    <style:style style:name="P37" style:family="paragraph" style:parent-style-name="Text_20_body">
      <style:text-properties officeooo:paragraph-rsid="000b8e02"/>
    </style:style>
    <style:style style:name="P38" style:family="paragraph" style:parent-style-name="Text_20_body">
      <style:text-properties officeooo:rsid="00087037" officeooo:paragraph-rsid="000b8e02"/>
    </style:style>
    <style:style style:name="P39" style:family="paragraph" style:parent-style-name="Text_20_body">
      <style:text-properties officeooo:rsid="000d54c6" officeooo:paragraph-rsid="000d54c6"/>
    </style:style>
    <style:style style:name="P40" style:family="paragraph" style:parent-style-name="Text_20_body">
      <style:text-properties officeooo:paragraph-rsid="00233538"/>
    </style:style>
    <style:style style:name="P41" style:family="paragraph" style:parent-style-name="Text_20_body">
      <style:text-properties officeooo:rsid="00260819" officeooo:paragraph-rsid="00260819"/>
    </style:style>
    <style:style style:name="P42" style:family="paragraph" style:parent-style-name="Text_20_body">
      <style:text-properties officeooo:rsid="0028ef02" officeooo:paragraph-rsid="0028ef02"/>
    </style:style>
    <style:style style:name="P43" style:family="paragraph" style:parent-style-name="Text_20_body">
      <style:text-properties officeooo:paragraph-rsid="002bec29"/>
    </style:style>
    <style:style style:name="P44" style:family="paragraph" style:parent-style-name="Text_20_body">
      <style:text-properties officeooo:rsid="002d02e2" officeooo:paragraph-rsid="002d02e2"/>
    </style:style>
    <style:style style:name="P45" style:family="paragraph" style:parent-style-name="Text_20_body">
      <style:text-properties officeooo:rsid="002e139b" officeooo:paragraph-rsid="002e139b"/>
    </style:style>
    <style:style style:name="P46" style:family="paragraph" style:parent-style-name="Text_20_body">
      <style:text-properties officeooo:paragraph-rsid="002e139b"/>
    </style:style>
    <style:style style:name="P47" style:family="paragraph" style:parent-style-name="Text_20_body">
      <style:text-properties officeooo:rsid="002bec29" officeooo:paragraph-rsid="002bec29"/>
    </style:style>
    <style:style style:name="P48" style:family="paragraph" style:parent-style-name="Text_20_body">
      <style:text-properties officeooo:paragraph-rsid="0034f11f"/>
    </style:style>
    <style:style style:name="P49" style:family="paragraph" style:parent-style-name="Text_20_body">
      <style:text-properties officeooo:rsid="00368c29" officeooo:paragraph-rsid="00368c29"/>
    </style:style>
    <style:style style:name="P50" style:family="paragraph" style:parent-style-name="Text_20_body">
      <style:text-properties officeooo:paragraph-rsid="00368c29"/>
    </style:style>
    <style:style style:name="P51" style:family="paragraph" style:parent-style-name="Text_20_body">
      <style:text-properties officeooo:rsid="003702d2" officeooo:paragraph-rsid="003702d2"/>
    </style:style>
    <style:style style:name="P52" style:family="paragraph" style:parent-style-name="Text_20_body">
      <style:text-properties officeooo:rsid="00380458" officeooo:paragraph-rsid="00380458"/>
    </style:style>
    <style:style style:name="P53" style:family="paragraph" style:parent-style-name="Text_20_body">
      <style:text-properties officeooo:rsid="003dee22" officeooo:paragraph-rsid="003dee22"/>
    </style:style>
    <style:style style:name="P54" style:family="paragraph" style:parent-style-name="Text_20_body">
      <style:text-properties officeooo:rsid="003f8dfb" officeooo:paragraph-rsid="00414894"/>
    </style:style>
    <style:style style:name="P55" style:family="paragraph" style:parent-style-name="Text_20_body">
      <style:text-properties officeooo:paragraph-rsid="00414894"/>
    </style:style>
    <style:style style:name="P56" style:family="paragraph" style:parent-style-name="Text_20_body">
      <style:text-properties officeooo:paragraph-rsid="0042bbb4"/>
    </style:style>
    <style:style style:name="P57" style:family="paragraph" style:parent-style-name="Text_20_body">
      <style:text-properties officeooo:rsid="0043d815" officeooo:paragraph-rsid="0043d815"/>
    </style:style>
    <style:style style:name="P58" style:family="paragraph" style:parent-style-name="Text_20_body">
      <style:text-properties officeooo:rsid="00451976" officeooo:paragraph-rsid="00451976"/>
    </style:style>
    <style:style style:name="P59" style:family="paragraph" style:parent-style-name="Text_20_body">
      <style:text-properties officeooo:rsid="004718b9" officeooo:paragraph-rsid="004718b9"/>
    </style:style>
    <style:style style:name="P60" style:family="paragraph" style:parent-style-name="Text_20_body">
      <style:text-properties officeooo:rsid="004730ad" officeooo:paragraph-rsid="004730ad"/>
    </style:style>
    <style:style style:name="P61" style:family="paragraph" style:parent-style-name="Text_20_body">
      <style:text-properties officeooo:paragraph-rsid="004718b9"/>
    </style:style>
    <style:style style:name="P62" style:family="paragraph" style:parent-style-name="Text_20_body">
      <style:text-properties officeooo:paragraph-rsid="00486978"/>
    </style:style>
    <style:style style:name="P63" style:family="paragraph" style:parent-style-name="Text_20_body">
      <style:text-properties officeooo:rsid="004b8ff6" officeooo:paragraph-rsid="004b8ff6"/>
    </style:style>
    <style:style style:name="P64" style:family="paragraph" style:parent-style-name="Text_20_body">
      <style:text-properties officeooo:rsid="004d2307" officeooo:paragraph-rsid="004d2307"/>
    </style:style>
    <style:style style:name="P65" style:family="paragraph" style:parent-style-name="Text_20_body">
      <style:text-properties officeooo:paragraph-rsid="004d2307"/>
    </style:style>
    <style:style style:name="P66" style:family="paragraph" style:parent-style-name="Text_20_body">
      <style:text-properties officeooo:rsid="004e1993" officeooo:paragraph-rsid="004e1993"/>
    </style:style>
    <style:style style:name="P67" style:family="paragraph" style:parent-style-name="Preformatted_20_Text">
      <style:text-properties fo:font-weight="normal" style:font-weight-asian="normal" style:font-weight-complex="normal"/>
    </style:style>
    <style:style style:name="P68" style:family="paragraph" style:parent-style-name="Preformatted_20_Text">
      <style:text-properties fo:color="#000000" style:font-name="Courier New" fo:font-size="10pt" style:font-name-asian="Courier New" style:font-size-asian="10pt" style:font-name-complex="Courier New" style:font-size-complex="10pt"/>
    </style:style>
    <style:style style:name="P69" style:family="paragraph" style:parent-style-name="Preformatted_20_Text">
      <style:text-properties fo:font-weight="bold" style:font-weight-asian="bold" style:font-weight-complex="bold"/>
    </style:style>
    <style:style style:name="P70" style:family="paragraph" style:parent-style-name="Preformatted_20_Text">
      <style:text-properties officeooo:paragraph-rsid="001207da"/>
    </style:style>
    <style:style style:name="P71" style:family="paragraph" style:parent-style-name="Preformatted_20_Text">
      <style:text-properties officeooo:paragraph-rsid="00122fe3"/>
    </style:style>
    <style:style style:name="P72" style:family="paragraph" style:parent-style-name="Preformatted_20_Text">
      <style:text-properties officeooo:rsid="00122fe3" officeooo:paragraph-rsid="00122fe3"/>
    </style:style>
    <style:style style:name="P73" style:family="paragraph" style:parent-style-name="Preformatted_20_Text">
      <style:text-properties officeooo:rsid="00190d51" officeooo:paragraph-rsid="00190d51"/>
    </style:style>
    <style:style style:name="P74" style:family="paragraph" style:parent-style-name="Preformatted_20_Text">
      <style:text-properties officeooo:paragraph-rsid="00233538"/>
    </style:style>
    <style:style style:name="P75" style:family="paragraph" style:parent-style-name="Preformatted_20_Text">
      <style:text-properties officeooo:paragraph-rsid="0023553a"/>
    </style:style>
    <style:style style:name="P76" style:family="paragraph" style:parent-style-name="Preformatted_20_Text">
      <style:text-properties officeooo:rsid="0024bdb7" officeooo:paragraph-rsid="0024bdb7"/>
    </style:style>
    <style:style style:name="P77" style:family="paragraph" style:parent-style-name="Preformatted_20_Text">
      <style:text-properties officeooo:rsid="00233538" officeooo:paragraph-rsid="00233538"/>
    </style:style>
    <style:style style:name="P78" style:family="paragraph" style:parent-style-name="Preformatted_20_Text">
      <style:text-properties officeooo:rsid="0023553a" officeooo:paragraph-rsid="0023553a"/>
    </style:style>
    <style:style style:name="P79" style:family="paragraph" style:parent-style-name="Preformatted_20_Text">
      <style:text-properties officeooo:paragraph-rsid="002e139b"/>
    </style:style>
    <style:style style:name="P80" style:family="paragraph" style:parent-style-name="Preformatted_20_Text">
      <style:text-properties officeooo:rsid="0043d815" officeooo:paragraph-rsid="0043d815"/>
    </style:style>
    <style:style style:name="P81" style:family="paragraph" style:parent-style-name="Preformatted_20_Text">
      <style:text-properties officeooo:rsid="004718b9" officeooo:paragraph-rsid="004718b9"/>
    </style:style>
    <style:style style:name="P82" style:family="paragraph" style:parent-style-name="Preformatted_20_Text">
      <style:text-properties officeooo:rsid="004730ad" officeooo:paragraph-rsid="004730ad"/>
    </style:style>
    <style:style style:name="P83" style:family="paragraph" style:parent-style-name="Preformatted_20_Text">
      <style:text-properties officeooo:paragraph-rsid="004e1993"/>
    </style:style>
    <style:style style:name="P84"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85" style:family="paragraph" style:parent-style-name="Table_20_Contents">
      <style:paragraph-properties fo:text-align="center" style:justify-single-word="false"/>
      <style:text-properties fo:font-weight="bold" style:font-weight-asian="bold" style:font-weight-complex="bold"/>
    </style:style>
    <style:style style:name="P86" style:family="paragraph" style:parent-style-name="Table_20_Contents">
      <style:text-properties officeooo:rsid="0007d292" officeooo:paragraph-rsid="0007d292"/>
    </style:style>
    <style:style style:name="P87" style:family="paragraph" style:parent-style-name="Table_20_Contents">
      <style:text-properties officeooo:rsid="0007d292" officeooo:paragraph-rsid="002bec29"/>
    </style:style>
    <style:style style:name="P88" style:family="paragraph" style:parent-style-name="Table_20_Contents">
      <style:text-properties officeooo:rsid="00098cc7" officeooo:paragraph-rsid="00098cc7"/>
    </style:style>
    <style:style style:name="P89" style:family="paragraph" style:parent-style-name="Table_20_Contents">
      <style:text-properties style:font-name="ArialMT1" fo:font-size="10pt" style:font-size-asian="10pt"/>
    </style:style>
    <style:style style:name="P90" style:family="paragraph" style:parent-style-name="Table_20_Contents">
      <style:text-properties officeooo:rsid="00260819" officeooo:paragraph-rsid="00260819"/>
    </style:style>
    <style:style style:name="P91" style:family="paragraph" style:parent-style-name="Table_20_Contents">
      <style:text-properties officeooo:rsid="002bec29" officeooo:paragraph-rsid="002bec29"/>
    </style:style>
    <style:style style:name="P92" style:family="paragraph" style:parent-style-name="Table_20_Contents">
      <style:text-properties officeooo:paragraph-rsid="002bec29"/>
    </style:style>
    <style:style style:name="P93" style:family="paragraph" style:parent-style-name="Table_20_Contents">
      <style:text-properties fo:font-size="10pt" officeooo:rsid="002bec29" officeooo:paragraph-rsid="002bec29"/>
    </style:style>
    <style:style style:name="P94" style:family="paragraph" style:parent-style-name="Table_20_Contents">
      <style:text-properties fo:font-size="10pt" officeooo:rsid="003447ea" officeooo:paragraph-rsid="003447ea"/>
    </style:style>
    <style:style style:name="P95" style:family="paragraph" style:parent-style-name="Table_20_Contents">
      <style:text-properties officeooo:rsid="00331f12" officeooo:paragraph-rsid="00331f12"/>
    </style:style>
    <style:style style:name="P96" style:family="paragraph" style:parent-style-name="Table_20_Contents">
      <style:text-properties officeooo:rsid="003447ea" officeooo:paragraph-rsid="003447ea"/>
    </style:style>
    <style:style style:name="P97" style:family="paragraph" style:parent-style-name="Table_20_Contents">
      <style:text-properties officeooo:paragraph-rsid="003447ea"/>
    </style:style>
    <style:style style:name="P98" style:family="paragraph" style:parent-style-name="Table_20_Contents">
      <style:text-properties officeooo:paragraph-rsid="00331f12"/>
    </style:style>
    <style:style style:name="P99" style:family="paragraph" style:parent-style-name="Table_20_Contents">
      <style:text-properties officeooo:rsid="003dee22" officeooo:paragraph-rsid="003dee22"/>
    </style:style>
    <style:style style:name="P100" style:family="paragraph" style:parent-style-name="Table_20_Contents">
      <style:text-properties officeooo:rsid="003f8dfb" officeooo:paragraph-rsid="003f8dfb"/>
    </style:style>
    <style:style style:name="P101" style:family="paragraph" style:parent-style-name="Table_20_Contents">
      <style:text-properties officeooo:rsid="00414894" officeooo:paragraph-rsid="00414894"/>
    </style:style>
    <style:style style:name="P102" style:family="paragraph" style:parent-style-name="Table_20_Heading">
      <style:text-properties officeooo:paragraph-rsid="0007d292"/>
    </style:style>
    <style:style style:name="P103" style:family="paragraph" style:parent-style-name="Table_20_Heading">
      <style:text-properties officeooo:paragraph-rsid="002bec29"/>
    </style:style>
    <style:style style:name="P104" style:family="paragraph" style:parent-style-name="Table_20_Heading">
      <style:text-properties officeooo:paragraph-rsid="00414894"/>
    </style:style>
    <style:style style:name="P105" style:family="paragraph" style:parent-style-name="Preformatted_20_Text">
      <style:paragraph-properties fo:keep-with-next="auto" style:writing-mode="lr-tb"/>
    </style:style>
    <style:style style:name="P106" style:family="paragraph" style:parent-style-name="Preformatted_20_Text">
      <style:paragraph-properties fo:keep-with-next="auto" style:writing-mode="lr-tb"/>
      <style:text-properties officeooo:rsid="000b8e02" officeooo:paragraph-rsid="000b8e02"/>
    </style:style>
    <style:style style:name="P107" style:family="paragraph" style:parent-style-name="Preformatted_20_Text">
      <style:paragraph-properties fo:keep-with-next="auto" style:writing-mode="lr-tb"/>
      <style:text-properties officeooo:paragraph-rsid="000b8e02"/>
    </style:style>
    <style:style style:name="P108" style:family="paragraph" style:parent-style-name="Preformatted_20_Text">
      <style:paragraph-properties fo:keep-with-next="auto"/>
    </style:style>
    <style:style style:name="P109" style:family="paragraph" style:parent-style-name="Preformatted_20_Text">
      <style:paragraph-properties fo:keep-with-next="auto"/>
      <style:text-properties fo:font-weight="bold" officeooo:paragraph-rsid="004718b9" style:font-weight-asian="bold" style:font-weight-complex="bold"/>
    </style:style>
    <style:style style:name="P110" style:family="paragraph" style:parent-style-name="Preformatted_20_Text">
      <style:paragraph-properties fo:keep-with-next="auto"/>
      <style:text-properties officeooo:paragraph-rsid="004718b9"/>
    </style:style>
    <style:style style:name="P111" style:family="paragraph" style:parent-style-name="Preformatted_20_Text">
      <style:paragraph-properties style:writing-mode="lr-tb"/>
      <style:text-properties officeooo:paragraph-rsid="000b8e02"/>
    </style:style>
    <style:style style:name="P112" style:family="paragraph" style:parent-style-name="Contents_20_1">
      <style:paragraph-properties>
        <style:tab-stops>
          <style:tab-stop style:position="7.2681in" style:type="right" style:leader-style="dotted" style:leader-text="."/>
        </style:tab-stops>
      </style:paragraph-properties>
    </style:style>
    <style:style style:name="P113" style:family="paragraph" style:parent-style-name="Contents_20_2">
      <style:paragraph-properties>
        <style:tab-stops>
          <style:tab-stop style:position="7.2681in" style:type="right" style:leader-style="dotted" style:leader-text="."/>
        </style:tab-stops>
      </style:paragraph-properties>
    </style:style>
    <style:style style:name="P114" style:family="paragraph" style:parent-style-name="Standard" style:master-page-name="">
      <loext:graphic-properties draw:fill="none"/>
      <style:paragraph-properties fo:margin-left="1.0236in" fo:margin-right="0in" fo:text-indent="0in"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1.0236in" fo:margin-right="0in" fo:text-indent="0in"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Contents_20_1">
      <style:paragraph-properties>
        <style:tab-stops>
          <style:tab-stop style:position="7.2681in" style:type="right" style:leader-style="dotted" style:leader-text="."/>
        </style:tab-stops>
      </style:paragraph-properties>
    </style:style>
    <style:style style:name="P117" style:family="paragraph" style:parent-style-name="Contents_20_2">
      <style:paragraph-properties>
        <style:tab-stops>
          <style:tab-stop style:position="7.2681in" style:type="right" style:leader-style="dotted" style:leader-text="."/>
        </style:tab-stops>
      </style:paragraph-properties>
    </style:style>
    <style:style style:name="P118" style:family="paragraph" style:parent-style-name="Heading_20_1">
      <style:paragraph-properties fo:break-before="page"/>
    </style:style>
    <style:style style:name="P119" style:family="paragraph" style:parent-style-name="Heading_20_2">
      <style:text-properties fo:language="en" fo:country="US"/>
    </style:style>
    <style:style style:name="P12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21" style:family="paragraph" style:parent-style-name="Heading_20_2">
      <style:text-properties officeooo:rsid="003f8dfb" officeooo:paragraph-rsid="003f8dfb"/>
    </style:style>
    <style:style style:name="P122" style:family="paragraph" style:parent-style-name="Heading_20_2" style:list-style-name=""/>
    <style:style style:name="P123" style:family="paragraph" style:parent-style-name="Heading_20_2">
      <style:paragraph-properties fo:break-before="page"/>
    </style:style>
    <style:style style:name="P124" style:family="paragraph" style:parent-style-name="Heading_20_2" style:master-page-name="">
      <style:paragraph-properties style:page-number="auto" fo:break-before="page"/>
    </style:style>
    <style:style style:name="P125" style:family="paragraph" style:parent-style-name="Heading_20_3">
      <style:text-properties officeooo:rsid="004730ad" officeooo:paragraph-rsid="004730ad"/>
    </style:style>
    <style:style style:name="P126" style:family="paragraph" style:parent-style-name="Heading_20_3">
      <style:text-properties officeooo:rsid="004d2307" officeooo:paragraph-rsid="004d2307"/>
    </style:style>
    <style:style style:name="P12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128" style:family="paragraph" style:parent-style-name="Heading_20_3">
      <style:text-properties fo:font-style="normal" style:font-style-asian="normal" style:font-style-complex="normal"/>
    </style:style>
    <style:style style:name="P129" style:family="paragraph" style:parent-style-name="List_20_1_20_Cont.">
      <style:text-properties officeooo:rsid="00486978" officeooo:paragraph-rsid="00486978"/>
    </style:style>
    <style:style style:name="P130" style:family="paragraph" style:parent-style-name="List_20_1_20_Cont.">
      <style:text-properties officeooo:paragraph-rsid="00486978"/>
    </style:style>
    <style:style style:name="P131" style:family="paragraph" style:parent-style-name="List_20_1_20_Cont.">
      <style:text-properties style:font-name="Arial" fo:font-size="10pt" officeooo:rsid="00486978" officeooo:paragraph-rsid="00486978" style:font-name-complex="Tahoma1"/>
    </style:style>
    <style:style style:name="P132" style:family="paragraph" style:parent-style-name="List_20_1_20_Cont.">
      <style:text-properties fo:font-style="normal" style:font-style-asian="normal" style:font-style-complex="normal"/>
    </style:style>
    <style:style style:name="P133" style:family="paragraph" style:parent-style-name="List_20_1_20_Cont.">
      <style:text-properties fo:font-style="normal" fo:font-weight="normal" style:font-style-asian="normal" style:font-weight-asian="normal" style:font-style-complex="normal" style:font-weight-complex="normal"/>
    </style:style>
    <style:style style:name="P134" style:family="paragraph" style:parent-style-name="List_20_1_20_End">
      <style:text-properties fo:font-style="normal" fo:font-weight="normal" style:font-style-asian="normal" style:font-weight-asian="normal" style:font-style-complex="normal" style:font-weight-complex="normal"/>
    </style:style>
    <style:style style:name="P135" style:family="paragraph" style:parent-style-name="List_20_1_20_Start">
      <style:text-properties officeooo:rsid="004730ad" officeooo:paragraph-rsid="004730ad"/>
    </style:style>
    <style:style style:name="P136" style:family="paragraph" style:parent-style-name="Preformatted_20_Text">
      <style:text-properties fo:font-size="10pt" officeooo:rsid="004d2307"/>
    </style:style>
    <style:style style:name="P137" style:family="paragraph" style:parent-style-name="Preformatted_20_Text">
      <style:text-properties officeooo:paragraph-rsid="004f8b0b"/>
    </style:style>
    <style:style style:name="P138" style:family="paragraph" style:parent-style-name="Preformatted_20_Text">
      <style:paragraph-properties fo:keep-with-next="auto"/>
      <style:text-properties officeooo:paragraph-rsid="004f8b0b"/>
    </style:style>
    <style:style style:name="P139" style:family="paragraph" style:parent-style-name="Text_20_body" style:list-style-name="L1">
      <style:text-properties officeooo:paragraph-rsid="000b8e02"/>
    </style:style>
    <style:style style:name="P140" style:family="paragraph" style:parent-style-name="Text_20_body" style:list-style-name="L1">
      <style:text-properties officeooo:rsid="00087037" officeooo:paragraph-rsid="000b8e02"/>
    </style:style>
    <style:style style:name="P141" style:family="paragraph" style:parent-style-name="Text_20_body" style:list-style-name="List_20_1">
      <style:text-properties officeooo:rsid="001c962c" officeooo:paragraph-rsid="001c962c"/>
    </style:style>
    <style:style style:name="P142" style:family="paragraph" style:parent-style-name="Text_20_body">
      <style:text-properties officeooo:paragraph-rsid="004f8b0b"/>
    </style:style>
    <style:style style:name="P143" style:family="paragraph" style:parent-style-name="Text_20_body">
      <style:text-properties officeooo:rsid="004f8b0b" officeooo:paragraph-rsid="004f8b0b"/>
    </style:style>
    <style:style style:name="P144" style:family="paragraph" style:parent-style-name="Text_20_body" style:list-style-name="L2" style:master-page-name="">
      <loext:graphic-properties draw:fill="none" draw:fill-color="#99ccff"/>
      <style:paragraph-properties fo:margin-left="1.4957in" fo:margin-right="0in" fo:margin-top="0.0783in" fo:margin-bottom="0.0827in" loext:contextual-spacing="false" fo:line-height="0.1598in" fo:text-indent="-0.472in" style:auto-text-indent="false" style:page-number="auto"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45" style:family="paragraph" style:parent-style-name="Text_20_body" style:list-style-name="L2">
      <loext:graphic-properties draw:fill="none" draw:fill-color="#99ccff"/>
      <style:paragraph-properties fo:margin-left="1.4957in" fo:margin-right="0in" fo:margin-top="0in" fo:margin-bottom="0.0835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46" style:family="paragraph" style:parent-style-name="Text_20_body" style:list-style-name="L2">
      <loext:graphic-properties draw:fill="none" draw:fill-color="#99ccff"/>
      <style:paragraph-properties fo:margin-left="1.4957in" fo:margin-right="0in" fo:margin-top="0in" fo:margin-bottom="0.0827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47" style:family="paragraph" style:parent-style-name="Text_20_body" style:list-style-name="L2">
      <loext:graphic-properties draw:fill="none" draw:fill-color="#99ccff"/>
      <style:paragraph-properties fo:margin-left="1.4957in" fo:margin-right="0in" fo:margin-top="0in" fo:margin-bottom="0.161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officeooo:rsid="00087037"/>
    </style:style>
    <style:style style:name="T32" style:family="text">
      <style:text-properties officeooo:rsid="00098cc7"/>
    </style:style>
    <style:style style:name="T33" style:family="text">
      <style:text-properties officeooo:rsid="000b8e02"/>
    </style:style>
    <style:style style:name="T34" style:family="text">
      <style:text-properties officeooo:rsid="000d35d2"/>
    </style:style>
    <style:style style:name="T35" style:family="text">
      <style:text-properties officeooo:rsid="000d54c6"/>
    </style:style>
    <style:style style:name="T36" style:family="text">
      <style:text-properties officeooo:rsid="000fcf70"/>
    </style:style>
    <style:style style:name="T37" style:family="text">
      <style:text-properties officeooo:rsid="001022aa"/>
    </style:style>
    <style:style style:name="T38" style:family="text">
      <style:text-properties officeooo:rsid="00104fd9"/>
    </style:style>
    <style:style style:name="T39" style:family="text">
      <style:text-properties officeooo:rsid="0011f52a"/>
    </style:style>
    <style:style style:name="T40" style:family="text">
      <style:text-properties officeooo:rsid="001207da"/>
    </style:style>
    <style:style style:name="T41" style:family="text">
      <style:text-properties officeooo:rsid="00122fe3"/>
    </style:style>
    <style:style style:name="T42" style:family="text">
      <style:text-properties officeooo:rsid="0012df4c"/>
    </style:style>
    <style:style style:name="T43" style:family="text">
      <style:text-properties officeooo:rsid="00143cd9"/>
    </style:style>
    <style:style style:name="T44" style:family="text">
      <style:text-properties officeooo:rsid="00148f4e"/>
    </style:style>
    <style:style style:name="T45" style:family="text">
      <style:text-properties officeooo:rsid="0015ce3b"/>
    </style:style>
    <style:style style:name="T46" style:family="text">
      <style:text-properties officeooo:rsid="001601fe"/>
    </style:style>
    <style:style style:name="T47" style:family="text">
      <style:text-properties officeooo:rsid="0018a014"/>
    </style:style>
    <style:style style:name="T48" style:family="text">
      <style:text-properties officeooo:rsid="00190d51"/>
    </style:style>
    <style:style style:name="T49" style:family="text">
      <style:text-properties officeooo:rsid="00198d26"/>
    </style:style>
    <style:style style:name="T50" style:family="text">
      <style:text-properties officeooo:rsid="001b0bc8"/>
    </style:style>
    <style:style style:name="T51" style:family="text">
      <style:text-properties officeooo:rsid="001c962c"/>
    </style:style>
    <style:style style:name="T52" style:family="text">
      <style:text-properties officeooo:rsid="001e8667"/>
    </style:style>
    <style:style style:name="T53" style:family="text">
      <style:text-properties officeooo:rsid="001fe38b"/>
    </style:style>
    <style:style style:name="T54" style:family="text">
      <style:text-properties officeooo:rsid="002166a0"/>
    </style:style>
    <style:style style:name="T55" style:family="text">
      <style:text-properties officeooo:rsid="00233538"/>
    </style:style>
    <style:style style:name="T56" style:family="text">
      <style:text-properties officeooo:rsid="0023553a"/>
    </style:style>
    <style:style style:name="T57" style:family="text">
      <style:text-properties officeooo:rsid="0023aa27"/>
    </style:style>
    <style:style style:name="T58" style:family="text">
      <style:text-properties officeooo:rsid="0024bdb7"/>
    </style:style>
    <style:style style:name="T59" style:family="text">
      <style:text-properties officeooo:rsid="00260819"/>
    </style:style>
    <style:style style:name="T60" style:family="text">
      <style:text-properties officeooo:rsid="0027cdc3"/>
    </style:style>
    <style:style style:name="T61"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62" style:family="text">
      <style:text-properties officeooo:rsid="002a33d2"/>
    </style:style>
    <style:style style:name="T63" style:family="text">
      <style:text-properties officeooo:rsid="002bec29"/>
    </style:style>
    <style:style style:name="T64" style:family="text">
      <style:text-properties fo:font-size="10pt"/>
    </style:style>
    <style:style style:name="T65" style:family="text">
      <style:text-properties fo:font-size="10pt" officeooo:rsid="002bec29"/>
    </style:style>
    <style:style style:name="T66" style:family="text">
      <style:text-properties fo:font-size="10pt" officeooo:rsid="002d02e2"/>
    </style:style>
    <style:style style:name="T67" style:family="text">
      <style:text-properties fo:font-size="10pt" officeooo:rsid="00305366"/>
    </style:style>
    <style:style style:name="T68" style:family="text">
      <style:text-properties fo:font-size="10pt" officeooo:rsid="00331f12"/>
    </style:style>
    <style:style style:name="T69" style:family="text">
      <style:text-properties fo:font-size="10pt" officeooo:rsid="003447ea"/>
    </style:style>
    <style:style style:name="T70" style:family="text">
      <style:text-properties fo:font-size="10pt" fo:font-style="normal" officeooo:rsid="0034f11f" style:font-style-asian="normal" style:font-style-complex="normal"/>
    </style:style>
    <style:style style:name="T71" style:family="text">
      <style:text-properties fo:font-size="10pt" fo:font-style="normal" officeooo:rsid="003702d2" style:font-style-asian="normal" style:font-style-complex="normal"/>
    </style:style>
    <style:style style:name="T72" style:family="text">
      <style:text-properties fo:font-size="10pt" fo:font-style="normal" officeooo:rsid="00414894" style:font-style-asian="normal" style:font-style-complex="normal"/>
    </style:style>
    <style:style style:name="T73" style:family="text">
      <style:text-properties fo:font-size="10pt" fo:font-style="italic" officeooo:rsid="0034f11f" style:font-style-asian="italic" style:font-style-complex="italic"/>
    </style:style>
    <style:style style:name="T74" style:family="text">
      <style:text-properties fo:font-size="10pt" fo:font-style="italic" officeooo:rsid="003702d2" style:font-style-asian="italic" style:font-style-complex="italic"/>
    </style:style>
    <style:style style:name="T75" style:family="text">
      <style:text-properties fo:font-size="10pt" officeooo:rsid="0038ca59"/>
    </style:style>
    <style:style style:name="T76" style:family="text">
      <style:text-properties fo:font-size="10pt" officeooo:rsid="00414894"/>
    </style:style>
    <style:style style:name="T77" style:family="text">
      <style:text-properties fo:font-size="10pt" officeooo:rsid="0043d815"/>
    </style:style>
    <style:style style:name="T78" style:family="text">
      <style:text-properties fo:font-size="10pt" officeooo:rsid="004730ad"/>
    </style:style>
    <style:style style:name="T79" style:family="text">
      <style:text-properties fo:font-size="10pt" officeooo:rsid="00486978"/>
    </style:style>
    <style:style style:name="T80" style:family="text">
      <style:text-properties fo:font-size="10pt" officeooo:rsid="0049a081"/>
    </style:style>
    <style:style style:name="T81" style:family="text">
      <style:text-properties fo:font-size="10pt" officeooo:rsid="004b8ff6"/>
    </style:style>
    <style:style style:name="T82" style:family="text">
      <style:text-properties fo:font-size="10pt" officeooo:rsid="004d2307"/>
    </style:style>
    <style:style style:name="T83" style:family="text">
      <style:text-properties fo:font-size="10pt" officeooo:rsid="004e1993"/>
    </style:style>
    <style:style style:name="T84" style:family="text">
      <style:text-properties officeooo:rsid="002e139b"/>
    </style:style>
    <style:style style:name="T85" style:family="text">
      <style:text-properties officeooo:rsid="00305366"/>
    </style:style>
    <style:style style:name="T86" style:family="text">
      <style:text-properties officeooo:rsid="00331f12"/>
    </style:style>
    <style:style style:name="T87" style:family="text">
      <style:text-properties officeooo:rsid="003447ea"/>
    </style:style>
    <style:style style:name="T88" style:family="text">
      <style:text-properties officeooo:rsid="0038ca59"/>
    </style:style>
    <style:style style:name="T89" style:family="text">
      <style:text-properties officeooo:rsid="003c498d"/>
    </style:style>
    <style:style style:name="T90" style:family="text">
      <style:text-properties officeooo:rsid="003c9ed8"/>
    </style:style>
    <style:style style:name="T91" style:family="text">
      <style:text-properties officeooo:rsid="003d4f11"/>
    </style:style>
    <style:style style:name="T92" style:family="text">
      <style:text-properties officeooo:rsid="003dee22"/>
    </style:style>
    <style:style style:name="T93" style:family="text">
      <style:text-properties officeooo:rsid="00414894"/>
    </style:style>
    <style:style style:name="T94" style:family="text">
      <style:text-properties officeooo:rsid="0042bbb4"/>
    </style:style>
    <style:style style:name="T95" style:family="text">
      <style:text-properties officeooo:rsid="0043d815"/>
    </style:style>
    <style:style style:name="T96" style:family="text">
      <style:text-properties officeooo:rsid="004718b9"/>
    </style:style>
    <style:style style:name="T97" style:family="text">
      <style:text-properties officeooo:rsid="004730ad"/>
    </style:style>
    <style:style style:name="T98" style:family="text">
      <style:text-properties officeooo:rsid="00486978"/>
    </style:style>
    <style:style style:name="T99" style:family="text">
      <style:text-properties style:font-name="Arial" fo:font-size="10pt" officeooo:rsid="00486978" style:font-name-complex="Tahoma1"/>
    </style:style>
    <style:style style:name="T100" style:family="text">
      <style:text-properties officeooo:rsid="0049a081"/>
    </style:style>
    <style:style style:name="T101" style:family="text">
      <style:text-properties officeooo:rsid="004b8ff6"/>
    </style:style>
    <style:style style:name="T102" style:family="text">
      <style:text-properties officeooo:rsid="004d2307"/>
    </style:style>
    <style:style style:name="T103" style:family="text">
      <style:text-properties officeooo:rsid="004e1993"/>
    </style:style>
    <style:style style:name="T104" style:family="text">
      <style:text-properties officeooo:rsid="004f8b0b"/>
    </style:style>
    <style:style style:name="T105" style:family="text">
      <style:text-properties officeooo:rsid="0050ccd7"/>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63">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3">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4/11/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4</text:user-defined></text:p>
              </table:table-cell>
            </table:table-row>
          </table:table>
          <text:p text:style-name="Table"/>
        </draw:text-box>
      </draw:frame>
      <text:p text:style-name="P1"/>
      <text:list xml:id="list3311019693" text:style-name="Outline">
        <text:list-item>
          <text:h text:style-name="P11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6"><text:s/>0. <text:s text:c="2"/>Document Control<text:tab/>2</text:p>
          <text:p text:style-name="P117"><text:s/>0.1. <text:s text:c="2"/>Table of Contents<text:tab/>2</text:p>
          <text:p text:style-name="P117"><text:s/>0.2. <text:s text:c="2"/>References<text:tab/>2</text:p>
          <text:p text:style-name="P117"><text:s/>0.3. <text:s text:c="2"/>Document History<text:tab/>3</text:p>
          <text:p text:style-name="P117"><text:s/>0.4. <text:s text:c="2"/>Copyright<text:tab/>3</text:p>
          <text:p text:style-name="P116"><text:s/>1. <text:s text:c="2"/>Overview<text:tab/>4</text:p>
          <text:p text:style-name="P117"><text:s/>1.1. <text:s text:c="2"/>Package Overview<text:tab/>4</text:p>
          <text:p text:style-name="P117"><text:s/>1.2. <text:s text:c="2"/>Class Mapping<text:tab/>6</text:p>
          <text:p text:style-name="P116"><text:s/>2. <text:s text:c="2"/>Package Detail<text:tab/>7</text:p>
          <text:p text:style-name="P117"><text:s/>2.1. <text:s text:c="2"/>vdmj<text:tab/>7</text:p>
          <text:p text:style-name="P117"><text:s/>2.2. <text:s text:c="2"/>vdmj.lex<text:tab/>8</text:p>
          <text:p text:style-name="P117"><text:s/>2.3. <text:s text:c="2"/>vdmj.syntax<text:tab/>11</text:p>
          <text:p text:style-name="P117"><text:s/>2.4. <text:s text:c="2"/>vdmj.mapper<text:tab/>13</text:p>
          <text:p text:style-name="P117"><text:s/>2.5. <text:s text:c="2"/>Analysis Packages<text:tab/>16</text:p>
          <text:p text:style-name="P117"><text:s/>2.6. <text:s text:c="2"/>vdmj.typechecker<text:tab/>31</text:p>
          <text:p text:style-name="P117"><text:s/>2.7. <text:s text:c="2"/>vdmj.pog<text:tab/>34</text:p>
          <text:p text:style-name="P117"><text:s/>2.8. <text:s text:c="2"/>vdmj.runtime<text:tab/>36</text:p>
          <text:p text:style-name="P117"><text:s/>2.9. <text:s text:c="2"/>vdmj.scheduler<text:tab/>42</text:p>
          <text:p text:style-name="P117"><text:s/>2.10. <text:s text:c="2"/>vdmj.values<text:tab/>53</text:p>
          <text:p text:style-name="P117"><text:s/>2.11. <text:s text:c="2"/>vdmj.commands<text:tab/>56</text:p>
          <text:p text:style-name="P117"><text:s/>2.12. <text:s text:c="2"/>vdmj.messages<text:tab/>57</text:p>
          <text:p text:style-name="P117"><text:s/>2.13. <text:s text:c="2"/>vdmj.debug<text:tab/>57</text:p>
          <text:p text:style-name="P117"><text:s/>2.14. <text:s text:c="2"/>vdmj.config<text:tab/>59</text:p>
          <text:p text:style-name="P117"><text:s/>2.15. <text:s text:c="2"/>vdmj.util<text:tab/>60</text:p>
          <text:p text:style-name="P116"><text:s/>3. <text:s text:c="2"/>External Interfaces<text:tab/>62</text:p>
          <text:p text:style-name="P117"><text:s/>3.1. <text:s text:c="2"/>The Native Call Interface<text:tab/>62</text:p>
          <text:p text:style-name="P117"><text:s/>3.2. <text:s text:c="2"/>The Remote Control Interface<text:tab/>63</text:p>
        </text:index-body>
      </text:table-of-content>
      <text:list xml:id="list205128694337565" text:continue-numbering="true" text:style-name="Outline">
        <text:list-item>
          <text:list>
            <text:list-item>
              <text:h text:style-name="P119" text:outline-level="2"><text:bookmark-start text:name="__RefHeading___Toc5835_348362713"/>References<text:bookmark-end text:name="__RefHeading___Toc5835_348362713"/></text:h>
            </text:list-item>
          </text:list>
        </text:list-item>
      </text:list>
      <text:list xml:id="list104949740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6">https://microsoft.github.io/language-server-protocol/overviews/lsp/overview/</text:span></text:a><text:span text:style-name="T86"> and </text:span><text:a xlink:type="simple" xlink:href="https://microsoft.github.io/debug-adapter-protocol/overview" text:style-name="Internet_20_link" text:visited-style-name="Visited_20_Internet_20_Link"><text:span text:style-name="T86">https://microsoft.github.io/debug-adapter-protocol/overview</text:span></text:a></text:p>
        </text:list-item>
      </text:list>
      <text:list xml:id="list205127163439577" text:continue-list="list20512869433756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5">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5">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5">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5">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5">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5">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5">Issue 0.7</text:p>
          </table:table-cell>
          <table:table-cell table:style-name="DocHistory.B1" office:value-type="date" office:date-value="2009-12-09">
            <text:p text:style-name="P84">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5">Issue 0.8</text:p>
          </table:table-cell>
          <table:table-cell table:style-name="DocHistory.A1" office:value-type="string">
            <text:p text:style-name="P84">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5">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5">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5">Issue 1.1</text:p>
          </table:table-cell>
          <table:table-cell table:style-name="DocHistory.A1" office:value-type="string">
            <text:p text:style-name="P8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6">Issue 2.0</text:p>
          </table:table-cell>
          <table:table-cell table:style-name="DocHistory.A1" office:value-type="string">
            <text:p text:style-name="P91">29/09/17</text:p>
          </table:table-cell>
          <table:table-cell table:style-name="DocHistory.A1" office:value-type="string">
            <text:p text:style-name="P86">Updated for VDMJ 4.1.0</text:p>
          </table:table-cell>
        </table:table-row>
        <table:table-row>
          <table:table-cell table:style-name="DocHistory.A1" office:value-type="string">
            <text:p text:style-name="P17">Issue 2.1</text:p>
          </table:table-cell>
          <table:table-cell table:style-name="DocHistory.A1" office:value-type="string">
            <text:p text:style-name="P87">11/07/20</text:p>
          </table:table-cell>
          <table:table-cell table:style-name="DocHistory.A1" office:value-type="string">
            <text:p text:style-name="P91">Added description of VDMJ Visitor framework</text:p>
          </table:table-cell>
        </table:table-row>
        <table:table-row>
          <table:table-cell table:style-name="DocHistory.A1" office:value-type="string">
            <text:p text:style-name="P18">Issue 2.2</text:p>
          </table:table-cell>
          <table:table-cell table:style-name="DocHistory.A1" office:value-type="string">
            <text:p text:style-name="P95"><text:span text:style-name="T90">28</text:span>/0<text:span text:style-name="T90">4</text:span>/21</text:p>
          </table:table-cell>
          <table:table-cell table:style-name="DocHistory.A1" office:value-type="string">
            <text:p text:style-name="P98"><text:span text:style-name="T86">Updated </text:span><text:span text:style-name="T75">DebugLink interface</text:span><text:span text:style-name="T86"> description </text:span><text:span text:style-name="T90">and properties</text:span><text:span text:style-name="T86">.</text:span></text:p>
          </table:table-cell>
        </table:table-row>
        <table:table-row>
          <table:table-cell table:style-name="DocHistory.A1" office:value-type="string">
            <text:p text:style-name="P19">Issue 2.3</text:p>
          </table:table-cell>
          <table:table-cell table:style-name="DocHistory.A1" office:value-type="string">
            <text:p text:style-name="P99">29/09/21</text:p>
          </table:table-cell>
          <table:table-cell table:style-name="DocHistory.A1" office:value-type="string">
            <text:p text:style-name="P99">Added Catchpoint description.</text:p>
          </table:table-cell>
        </table:table-row>
        <table:table-row>
          <table:table-cell table:style-name="DocHistory.A1" office:value-type="string">
            <text:p text:style-name="P20">Issue 2.4</text:p>
          </table:table-cell>
          <table:table-cell table:style-name="DocHistory.A1" office:value-type="string">
            <text:p text:style-name="P100">1<text:span text:style-name="T105">4</text:span>/11/21</text:p>
          </table:table-cell>
          <table:table-cell table:style-name="DocHistory.A1" office:value-type="string">
            <text:p text:style-name="P100">Added description of mapper package.</text:p>
          </table:table-cell>
        </table:table-row>
      </table:table>
      <text:list xml:id="list20512711441578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86">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512729480722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205127211240249"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86">vdmj.ast</text:p>
          </table:table-cell>
          <table:table-cell table:style-name="Packages.B2" office:value-type="string">
            <text:p text:style-name="P86">Classes that represent the output of the parser.</text:p>
          </table:table-cell>
        </table:table-row>
        <table:table-row table:style-name="Packages.2">
          <table:table-cell table:style-name="Packages.A2" office:value-type="string">
            <text:p text:style-name="P86">vdmj.tc</text:p>
          </table:table-cell>
          <table:table-cell table:style-name="Packages.B2" office:value-type="string">
            <text:p text:style-name="P86">Classes that implement the type checker.</text:p>
          </table:table-cell>
        </table:table-row>
        <table:table-row table:style-name="Packages.2">
          <table:table-cell table:style-name="Packages.A2" office:value-type="string">
            <text:p text:style-name="P86">vdmj.in</text:p>
          </table:table-cell>
          <table:table-cell table:style-name="Packages.B2" office:value-type="string">
            <text:p text:style-name="P86">Classes that implement the interpreter.</text:p>
          </table:table-cell>
        </table:table-row>
        <table:table-row table:style-name="Packages.2">
          <table:table-cell table:style-name="Packages.A2" office:value-type="string">
            <text:p text:style-name="P86">vdmj.po</text:p>
          </table:table-cell>
          <table:table-cell table:style-name="Packages.B2" office:value-type="string">
            <text:p text:style-name="P86">Classes that implement the proof obligation generator.</text:p>
          </table:table-cell>
        </table:table-row>
        <table:table-row table:style-name="Packages.2">
          <table:table-cell table:style-name="Packages.A2" office:value-type="string">
            <text:p text:style-name="P88">vdmj.mapper</text:p>
          </table:table-cell>
          <table:table-cell table:style-name="Packages.B2" office:value-type="string">
            <text:p text:style-name="P88">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8">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5">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102">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4"/>
      <text:p text:style-name="P34"><text:soft-page-break/>The vdmj package contains the “main” abstract class for the suite, with subclasses to parse, type <text:s/>check and interpret a specification in the VDM-SL, VDM++ or VDM-RT dialects.</text:p>
      <text:p text:style-name="P36">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36">analyses</text:span>. Each of these four packages have the following sub-packages:</text:p>
      <text:list xml:id="list3516641508" text:style-name="L1">
        <text:list-item>
          <text:p text:style-name="P139">The types <text:span text:style-name="T31">sub-</text:span>package contains value classes that represent the various types that can be contained in a VDM specification. They are all sub-classes of an abstract Type class.</text:p>
        </text:list-item>
        <text:list-item>
          <text:p text:style-name="P139">The expressions <text:span text:style-name="T3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39">Similarly, the vdmj.statements package defines a set of value classes that subclass Statement and represent the different statements in a specification.</text:p>
        </text:list-item>
        <text:list-item>
          <text:p text:style-name="P139">The patterns <text:span text:style-name="T31">sub-</text:span>package includes value classes to represent the various patterns and binds in a specification. They are all subclasses of an abstract Pattern or Bind class.</text:p>
        </text:list-item>
        <text:list-item>
          <text:p text:style-name="P139">The traces <text:span text:style-name="T31">sub-</text:span>package includes classes that represent the possible trace definitions that can be declared.</text:p>
        </text:list-item>
        <text:list-item>
          <text:p text:style-name="P139">The definitions <text:span text:style-name="T3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40">The modules sub-package contains value classes that represent the modular structure of VDM-SL specifications, including their import and export declarations.</text:p>
        </text:list-item>
      </text:list>
      <text:p text:style-name="P37">The vdmj.typechecker package includes classes which <text:span text:style-name="T33">support</text:span> the type checking of specifications. Most of the type checking is performed by the definition, expression and statement classes that collectively describe the specification <text:span text:style-name="T3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8">debugger adapter interface</text:span>. <text:span text:style-name="T86">This allows arbitrary external programs to control a debug session. </text:span>This is used by the Eclipse debugger in Overture <text:span text:style-name="T86">via the xdebug protocol [6]</text:span> <text:span text:style-name="T68">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205127600817868" text:continue-list="list205127211240249"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6">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3">using</text:span> classes that can perform that analysis. This process is called <text:span text:style-name="T6">class mapping </text:span><text:span text:style-name="T12">and is performed by the ClassMapper. </text:span><text:span text:style-name="T17">See [9].</text:span></text:p>
      <text:p text:style-name="P36"><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25"/>
      <text:p text:style-name="P26"><draw:frame draw:style-name="fr2" draw:name="Image1" text:anchor-type="paragraph" svg:x="1.002in" svg:y="0in" svg:width="6.05in" svg:height="4.178in" draw:z-index="64"><draw:image xlink:href="Pictures/100002010000036200000242DD6EB317F5DC60FA.png" xlink:type="simple" xlink:show="embed" xlink:actuate="onLoad" loext:mime-type="image/png"/></draw:frame></text:p>
      <text:list xml:id="list205127449513991"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20"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23"/>
      <text:p text:style-name="P23">The vdmj package contains the “main” abstract VDMJ class for the suite, plus three concrete subclasses to parse, type check and interpret a specification in the VDM-SL, VDM++ or VDM-RT dialects.</text:p>
      <text:p text:style-name="P23">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9">public static void main(String[] args) throws Exception</text:p>
      <text:p text:style-name="P105">{</text:p>
      <text:p text:style-name="P105"><text:tab/>Settings.dialect = Dialect.VDM_SL;</text:p>
      <text:p text:style-name="P105"><text:tab/>File file = new File(args[0]);</text:p>
      <text:p text:style-name="P105"><text:tab/>LexTokenReader ltr = new LexTokenReader(file, Dialect.VDM_SL);</text:p>
      <text:p text:style-name="P105"><text:tab/>ModuleReader mr = new ModuleReader(ltr);</text:p>
      <text:p text:style-name="P9"><text:tab/><text:span text:style-name="T33">AST</text:span>ModuleList modules = mr.readModules();</text:p>
      <text:p text:style-name="P105"/>
      <text:p text:style-name="P105"><text:tab/>if (mr.getErrorCount() == 0)</text:p>
      <text:p text:style-name="P105"><text:tab/>{</text:p>
      <text:p text:style-name="P106"><text:tab/><text:tab/>TCModuleList <text:span text:style-name="T34">checked</text:span> =</text:p>
      <text:p text:style-name="P106"><text:tab/><text:tab/><text:tab/>ClassMapper.getInstance(TCNode.MAPPINGS)</text:p>
      <text:p text:style-name="P106"><text:tab/><text:tab/><text:tab/>.init().convert(modules);</text:p>
      <text:p text:style-name="P106"/>
      <text:p text:style-name="P105"><text:s text:c="4"/><text:tab/><text:tab/>TypeChecker tc = new ModuleTypeChecker(<text:span text:style-name="T34">checked</text:span>);</text:p>
      <text:p text:style-name="P105"><text:s text:c="4"/><text:tab/><text:tab/>tc.typeCheck();</text:p>
      <text:p text:style-name="P105"/>
      <text:p text:style-name="P105"><text:s text:c="4"/><text:tab/><text:tab/>if (TypeChecker.getErrorCount() == 0)</text:p>
      <text:p text:style-name="P105"><text:s text:c="4"/><text:tab/><text:tab/>{</text:p>
      <text:p text:style-name="P106"><text:tab/><text:tab/><text:tab/>INModuleList runnable =</text:p>
      <text:p text:style-name="P106"><text:tab/><text:tab/><text:tab/><text:tab/>ClassMapper.getInstance(INNode.MAPPINGS)</text:p>
      <text:p text:style-name="P106"><text:tab/><text:tab/><text:tab/><text:tab/>.init().convert(checked);</text:p>
      <text:p text:style-name="P107"/>
      <text:p text:style-name="P106"><text:s text:c="4"/><text:tab/><text:tab/><text:tab/>Interpreter interpreter =</text:p>
      <text:p text:style-name="P106"><text:tab/><text:tab/><text:tab/><text:tab/>new ModuleInterpreter(runnable, checked);</text:p>
      <text:p text:style-name="P106"><text:s text:c="4"/><text:tab/><text:tab/><text:tab/>interpreter.init();</text:p>
      <text:p text:style-name="P111"/>
      <text:p text:style-name="P107"><text:s text:c="4"/><text:tab/><text:tab/><text:tab/>CommandReader reader =</text:p>
      <text:p text:style-name="P105"><text:tab/><text:tab/><text:tab/><text:tab/>new ModuleCommandReader(interpreter, "$ ");</text:p>
      <text:p text:style-name="P105"/>
      <text:p text:style-name="P105"><text:soft-page-break/><text:s text:c="4"/><text:tab/><text:tab/><text:tab/>List&lt;File&gt; files = new Vector&lt;File&gt;();</text:p>
      <text:p text:style-name="P105"><text:s text:c="4"/><text:tab/><text:tab/><text:tab/>files.add(file);</text:p>
      <text:p text:style-name="P105"><text:s text:c="4"/><text:tab/><text:tab/><text:tab/>reader.run(files);</text:p>
      <text:p text:style-name="P105"><text:s text:c="4"/><text:tab/><text:tab/>}</text:p>
      <text:p text:style-name="P105"><text:tab/>}</text:p>
      <text:p text:style-name="P105">}</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205128856637772" text:continue-numbering="true" text:style-name="Outline">
        <text:list-item>
          <text:list>
            <text:list-item>
              <text:list>
                <text:list-item>
                  <text:h text:style-name="Heading_20_3" text:outline-level="3">Comments</text:h>
                </text:list-item>
              </text:list>
            </text:list-item>
          </text:list>
        </text:list-item>
      </text:list>
      <text:p text:style-name="P24">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205128357987919"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7">%%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05127576977662"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24">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05127137542666"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0512742297857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205127192410135" text:continue-numbering="true" text:style-name="Outline">
        <text:list-item>
          <text:list>
            <text:list-item>
              <text:h text:style-name="P12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104">Class Summary</text:p>
          </table:table-cell>
          <table:covered-table-cell/>
        </table:table-row>
        <table:table-row table:style-name="Table7.2">
          <table:table-cell table:style-name="Table7.A2" office:value-type="string">
            <text:p text:style-name="P101">ClassMapper</text:p>
          </table:table-cell>
          <table:table-cell table:style-name="Table7.A1" office:value-type="string">
            <text:p text:style-name="P101">Class to map one analysis tree into another</text:p>
          </table:table-cell>
        </table:table-row>
        <table:table-row table:style-name="Table7.2">
          <table:table-cell table:style-name="Table7.A3" office:value-type="string">
            <text:p text:style-name="P101">Mappable</text:p>
          </table:table-cell>
          <table:table-cell table:style-name="Table7.B3" office:value-type="string">
            <text:p text:style-name="P101">An interface implemented by all objects that can be mapped</text:p>
          </table:table-cell>
        </table:table-row>
        <table:table-row table:style-name="Table7.2">
          <table:table-cell table:style-name="Table7.A3" office:value-type="string">
            <text:p text:style-name="P101">MappedObject</text:p>
          </table:table-cell>
          <table:table-cell table:style-name="Table7.B3" office:value-type="string">
            <text:p text:style-name="P101">An abstract base class for mappable objects</text:p>
          </table:table-cell>
        </table:table-row>
        <table:table-row table:style-name="Table7.2">
          <table:table-cell table:style-name="Table7.A3" office:value-type="string">
            <text:p text:style-name="P101">MappedMap</text:p>
          </table:table-cell>
          <table:table-cell table:style-name="Table7.B3" office:value-type="string">
            <text:p text:style-name="P101">An abstract base class for mappable Java Maps</text:p>
          </table:table-cell>
        </table:table-row>
        <table:table-row table:style-name="Table7.2">
          <table:table-cell table:style-name="Table7.A3" office:value-type="string">
            <text:p text:style-name="P101">MappedList</text:p>
          </table:table-cell>
          <table:table-cell table:style-name="Table7.B3" office:value-type="string">
            <text:p text:style-name="P101">An abstract base class for mappable Java Lists</text:p>
          </table:table-cell>
        </table:table-row>
        <table:table-row table:style-name="Table7.2">
          <table:table-cell table:style-name="Table7.A3" office:value-type="string">
            <text:p text:style-name="P101">Mapping</text:p>
          </table:table-cell>
          <table:table-cell table:style-name="Table7.B3" office:value-type="string">
            <text:p text:style-name="P101">A representation of one line in a *.mappings file</text:p>
          </table:table-cell>
        </table:table-row>
        <table:table-row table:style-name="Table7.2">
          <table:table-cell table:style-name="Table7.A3" office:value-type="string">
            <text:p text:style-name="P101">MappingReader</text:p>
          </table:table-cell>
          <table:table-cell table:style-name="Table7.B3" office:value-type="string">
            <text:p text:style-name="P101">A parser to read *.mappings files.</text:p>
          </table:table-cell>
        </table:table-row>
      </table:table>
      <text:list xml:id="list205127972724591" text:continue-numbering="true" text:style-name="Outline">
        <text:list-item>
          <text:list>
            <text:list-item>
              <text:list>
                <text:list-item>
                  <text:h text:style-name="Heading_20_3" text:outline-level="3">Mapping Files</text:h>
                </text:list-item>
              </text:list>
            </text:list-item>
          </text:list>
        </text:list-item>
      </text:list>
      <text:p text:style-name="P54">As described in <text:bookmark-ref text:reference-format="number" text:ref-name="__RefNumPara__5878_3096258906">1.2</text:bookmark-ref>, VDMJ version 4 and later separate the various analyses (type checking, PO generation and interpreting) from the AST classes.</text:p>
      <text:p text:style-name="P55"><text:span text:style-name="T76">A</text:span><text:span text:style-name="T93"> mapping between two analyses is defined in a </text:span><text:span text:style-name="T10">mappings </text:span><text:span text:style-name="T22">file, which consists of the following </text:span><text:span text:style-name="T72">lines</text:span><text:span text:style-name="T22">:</text:span></text:p>
      <text:list xml:id="list2150503003"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4">start with “map” and </text:span>define the fields of a source class that are passed to the constructor of a destination class.</text:p>
        </text:list-item>
        <text:list-item>
          <text:p text:style-name="List_20_1_20_Cont.">Unmapped lines <text:span text:style-name="T104">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31">So for example, the following lines are taken from the mapping file that converts the typechecker “TC” tree into the interpreter “IN” tree:</text:p>
      <text:p text:style-name="Preformatted_20_Text"/>
      <text:p text:style-name="P8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57">Note that all lines, except comments, end in a semi-colon. <text:span text:style-name="T97">Whitespace is ignored.</text:span></text:p>
      <text:p text:style-name="P56"><text:span text:style-name="T77">An</text:span><text:span text:style-name="T9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56"><text:span text:style-name="T78">The</text:span><text:span text:style-name="T9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42"><text:span text:style-name="T94">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4"> of those fields when passed to the target constructor. Therefore there </text:span><text:soft-page-break/><text:span text:style-name="T94">must be a constructor which matches every map line in a mappings file. </text:span><text:span text:style-name="T95">A special target field value of “this” indicates that the source should be passed unmapped to the constructor, even if elsewhere that same class </text:span><text:span text:style-name="T77">is</text:span><text:span text:style-name="T95"> mapped. Map lines are required for every class that is mentioned in the target constructors, even if those classes are abstract. Abstract map entries don’t have to define any </text:span><text:span text:style-name="T97">fields or </text:span><text:span text:style-name="T95">parameters, e.g. “map TCDefinition{} to INDefinition();”. </text:span><text:span text:style-name="T104">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4">node, extra</text:span>} to IN<text:span text:style-name="T30">Something</text:span>(<text:span text:style-name="T104">node</text:span>) <text:span text:style-name="T104">set extra</text:span>;</text:p>
      <text:p text:style-name="Preformatted_20_Text"/>
      <text:p text:style-name="P143">This example requires the INSomething class to have a method called setExtra.</text:p>
      <text:p text:style-name="P56"><text:span text:style-name="T9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5">use of </text:span><text:span text:style-name="T94">unmapped </text:span><text:span text:style-name="T77">lines</text:span><text:span text:style-name="T94"> is for Java classes, like </text:span>“unmapped java.lang.Boolean”.</text:p>
      <text:p text:style-name="P57">Mapping files are discovered on the Java classpath. So for example, they can be added to a jar.</text:p>
      <text:p text:style-name="P57">By convention, mapping files are named after the source and target packages that they define. For example, “ast-tc.mappings” and “tc-in.mappings”. You can see these files in src/main/resources, and as such they are packaged at the top level of the VDMJ jar.</text:p>
      <text:p text:style-name="P57">When mappings files are loaded, every mapping file, of the right name, found on the classpath is loaded. This allows plugins and annotation jars to include their own mappings.</text:p>
      <text:p text:style-name="P5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58">When a mapping file is read, the packages, classes and constructors are all checked and turned into the corresponding classes in the Java reflection package so that subsequent processing of trees is as efficient as possible. <text:span text:style-name="T96">All mapped classes have to implement the Mappable interface (or be unmapped).</text:span></text:p>
      <text:list xml:id="list205127163797936" text:continue-list="list205127972724591" text:style-name="Outline">
        <text:list-item>
          <text:list>
            <text:list-item>
              <text:list>
                <text:list-item>
                  <text:h text:style-name="Heading_20_3" text:outline-level="3">Mapping Collections</text:h>
                </text:list-item>
              </text:list>
            </text:list-item>
          </text:list>
        </text:list-item>
      </text:list>
      <text:p text:style-name="P59">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2"/>
      <text:p text:style-name="P81"># Map TCClassLists to INClassLists</text:p>
      <text:p text:style-name="Preformatted_20_Text">map TCClassList{} to INClassList(<text:span text:style-name="T5">this</text:span>);</text:p>
      <text:p text:style-name="P108"/>
      <text:p text:style-name="P109">public class INClassList</text:p>
      <text:p text:style-name="P110"><text:tab/>extends <text:span text:style-name="T5">INMappedList</text:span>&lt;TCClassDefinition, INClassDefinition&gt;</text:p>
      <text:p text:style-name="P82">{</text:p>
      <text:p text:style-name="P82"><text:tab/>public <text:span text:style-name="T5">INClassList(TCClassList from)</text:span> throws Exception</text:p>
      <text:p text:style-name="P82"><text:tab/>{</text:p>
      <text:p text:style-name="P82"><text:tab/><text:tab/>super(from);</text:p>
      <text:p text:style-name="P82"><text:tab/>}</text:p>
      <text:p text:style-name="P82">...</text:p>
      <text:p text:style-name="P108"/>
      <text:p text:style-name="P138"><text:span text:style-name="T5">abstract public class INMappedList</text:span>&lt;FROM extends Mappable,</text:p>
      <text:p text:style-name="P137"><text:tab/>TO extends Mappable&gt; extends <text:span text:style-name="T5">MappedList</text:span>&lt;FROM, TO&gt;</text:p>
      <text:p text:style-name="P108">{</text:p>
      <text:p text:style-name="P108"><text:tab/>private static final long serialVersionUID = 1L;</text:p>
      <text:p text:style-name="P108"/>
      <text:p text:style-name="P108"><text:tab/>public <text:span text:style-name="T5">INMappedList(List&lt;FROM&gt; from)</text:span> throws Exception</text:p>
      <text:p text:style-name="P108"><text:soft-page-break/><text:tab/>{</text:p>
      <text:p text:style-name="P108"><text:tab/><text:tab/>super(<text:span text:style-name="T5">INNode.MAPPINGS</text:span>, from);</text:p>
      <text:p text:style-name="P108"><text:tab/>}</text:p>
      <text:p text:style-name="P108">...</text:p>
      <text:p text:style-name="P108"/>
      <text:p text:style-name="P138"><text:span text:style-name="T5">abstract public class MappedList</text:span>&lt;FROM extends Mappable,</text:p>
      <text:p text:style-name="P137"><text:tab/>TO extends Mappable&gt; extends Vector&lt;TO&gt; <text:span text:style-name="T5">implements Mappable</text:span></text:p>
      <text:p text:style-name="P108">{</text:p>
      <text:p text:style-name="P108"><text:tab/>private static final long serialVersionUID = 1L;</text:p>
      <text:p text:style-name="P108"/>
      <text:p text:style-name="P108"><text:tab/>@SuppressWarnings("unchecked")</text:p>
      <text:p text:style-name="P108"><text:tab/>public MappedList(String mappings, List&lt;FROM&gt; from) throws Exception</text:p>
      <text:p text:style-name="P108"><text:tab/>{</text:p>
      <text:p text:style-name="P108"><text:tab/><text:tab/>ClassMapper mapper = <text:span text:style-name="T5">ClassMapper.getInstance(mappings)</text:span>;</text:p>
      <text:p text:style-name="P108"><text:tab/><text:tab/></text:p>
      <text:p text:style-name="P108"><text:tab/><text:tab/>for (FROM type: from)</text:p>
      <text:p text:style-name="P108"><text:tab/><text:tab/>{</text:p>
      <text:p text:style-name="P108"><text:tab/><text:tab/><text:tab/>add((TO)<text:span text:style-name="T5">mapper.convert(type)</text:span>);</text:p>
      <text:p text:style-name="P108"><text:tab/><text:tab/>}</text:p>
      <text:p text:style-name="P108"><text:tab/>}</text:p>
      <text:p text:style-name="P108">...</text:p>
      <text:p text:style-name="P108"/>
      <text:p text:style-name="P61"><text:span text:style-name="T96">So in this example, a list of TCClassDefinitions is converted from a TCClassList to an INClassList. The INClassList </text:span><text:span text:style-name="T97">is constructed from a TCClassList and</text:span><text:span text:style-name="T96"> </text:span><text:span text:style-name="T78">extends</text:span><text:span text:style-name="T96"> INMappedList, which in turn extends MappedList. The INMappedList is used by all lists in the IN tree and passes the INNode.MAPPINGS string (which is “tc-in.mappings”) up to the MappedList, which uses the name to find the ClassMapper instance and then use</text:span><text:span text:style-name="T102">s</text:span><text:span text:style-name="T96"> it to convert each of the source list objects.</text:span></text:p>
      <text:p text:style-name="P60">The process for a MappedMap is similar.</text:p>
      <text:list xml:id="list205127886983637" text:continue-numbering="true" text:style-name="Outline">
        <text:list-item>
          <text:list>
            <text:list-item>
              <text:list>
                <text:list-item>
                  <text:h text:style-name="P125" text:outline-level="3">The Mapping Process</text:h>
                </text:list-item>
              </text:list>
            </text:list-item>
          </text:list>
        </text:list-item>
      </text:list>
      <text:p text:style-name="P60">The mapping process proceeds as follows:</text:p>
      <text:list xml:id="list205128167798430" text:continue-list="list2150503003" text:style-name="List_20_1">
        <text:list-item>
          <text:p text:style-name="P135">Once the <text:span text:style-name="T98">right mapping is identified, the ClassMapper.getInstance(name) method is called to either find and parse the mapping file(s), or to return the previously parsed data.</text:span></text:p>
        </text:list-item>
        <text:list-item>
          <text:p text:style-name="P129">The top level source object is passed to the convert method of the ClassMapper instance. This is very likely to be a collection, such as TCModuleList or ASTClassList.</text:p>
        </text:list-item>
        <text:list-item>
          <text:p text:style-name="P130"><text:span text:style-name="T98">The MappedList constructor is passed the source collection, finds the ClassMapper instance created above, and loops through the content of the collection, converting each </text:span><text:span text:style-name="T99">element</text:span><text:span text:style-name="T98">.</text:span></text:p>
        </text:list-item>
        <text:list-item>
          <text:p text:style-name="P130"><text:span text:style-name="T98">The mapper looks up the class of each </text:span><text:span text:style-name="T99">element, and obtains the Java values of all of the fields identified in the mapping.</text:span></text:p>
        </text:list-item>
        <text:list-item>
          <text:p text:style-name="P131">Each field value is, in turn, converted using the ClassMapper.</text:p>
        </text:list-item>
        <text:list-item>
          <text:p text:style-name="P131">The converted fields are used to construct a target object, using the mapping.</text:p>
        </text:list-item>
        <text:list-item>
          <text:p text:style-name="P131">The target object is returned to the MappedList, which adds it to the target collection.</text:p>
        </text:list-item>
        <text:list-item>
          <text:p text:style-name="P131">Finally the MappedList returns the target list to the caller.</text:p>
        </text:list-item>
        <text:list-item>
          <text:p text:style-name="List_20_1_20_End">The target tree can then be used to do whatever analysis it does.</text:p>
        </text:list-item>
      </text:list>
      <text:p text:style-name="P60">There are two problems with a naive approach to converting classes <text:span text:style-name="T98">like this</text:span>: firstly, if a given object reference occurs in more than one place in the source tree, the target tree will create duplicates unless this is avoided; secondly, <text:span text:style-name="T98">if a constructor argument is being converted, and the same object occurs deeper in the tree of “itself”, there is a danger of infinite loops.</text:span></text:p>
      <text:p text:style-name="P62"><text:span text:style-name="T98">The first problem is solved by the ClassMapper keeping a map of source object IDs to target objects that have already been converted. If the same source object is converted, the previous target is returned. This preserves the duplications </text:span><text:span text:style-name="T79">from</text:span><text:span text:style-name="T98"> the source tree. To support this, all mapped source </text:span><text:soft-page-break/><text:span text:style-name="T98">classes must extend MappedObject. This includes a getMappedId method which returns a unique Java long for each instance. Typically, analyses define an XXNode that extends MappedObject, </text:span><text:span text:style-name="T100">and that class also defines the name of the </text:span><text:span text:style-name="T80">MAPPING</text:span><text:span text:style-name="T100"> file to use </text:span><text:span text:style-name="T80">to create</text:span><text:span text:style-name="T100"> all of its subclasses.</text:span></text:p>
      <text:p text:style-name="P62"><text:span text:style-name="T98">The </text:span><text:span text:style-name="T100">second problem is more subtle </text:span><text:span text:style-name="T101">because </text:span><text:span text:style-name="T81">until</text:span><text:span text:style-name="T101"> an object is created, you cannot predict its object reference</text:span><text:span text:style-name="T100">. </text:span><text:span text:style-name="T101">So w</text:span><text:span text:style-name="T100">hen the conversion of each object is started, it is used to create a Progress object </text:span><text:span text:style-name="T80">which is</text:span><text:span text:style-name="T100"> added to a</text:span><text:span text:style-name="T101">n “inProgress”</text:span><text:span text:style-name="T100"> Stack; </text:span><text:span text:style-name="T81">each</text:span><text:span text:style-name="T100"> Progress object is popped when the </text:span><text:span text:style-name="T81">conversion</text:span><text:span text:style-name="T100"> is completed. The private Progress class contains the source object being converted, and a list of Pairs, each of which defines another Object and a field </text:span><text:span text:style-name="T101">name that references the source</text:span><text:span text:style-name="T100">. When a set of constructor arguments are created, if </text:span><text:span text:style-name="T81">any</text:span><text:span text:style-name="T100"> source </text:span><text:span text:style-name="T10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205127226637749" text:continue-list="list205127886983637" text:style-name="Outline">
        <text:list-item>
          <text:list>
            <text:list-item>
              <text:list>
                <text:list-item>
                  <text:h text:style-name="P126" text:outline-level="3">ClassMapper Usage</text:h>
                </text:list-item>
              </text:list>
            </text:list-item>
          </text:list>
        </text:list-item>
      </text:list>
      <text:p text:style-name="P64">Although the description above is quite complicated, the hope is that using the ClassMapper is as simple as reasonably possible.</text:p>
      <text:p text:style-name="P65"><text:span text:style-name="T102">If we assume that the mapping file for </text:span><text:span text:style-name="T82">transforming XX classes into YY classes</text:span><text:span text:style-name="T102"> is complete </text:span><text:span text:style-name="T103">and on the classpath</text:span><text:span text:style-name="T102">, and the name of the mapping file is in the YYNode class that all </text:span><text:span text:style-name="T83">YY</text:span><text:span text:style-name="T102"> classes extend, the process of converting an XX tree into a YY tree is as follows:</text:span></text:p>
      <text:p text:style-name="P136"/>
      <text:p text:style-name="Preformatted_20_Text"><text:span text:style-name="T82">XX</text:span>Reader mr = new <text:span text:style-name="T82">XX</text:span>Reader(<text:span text:style-name="T82">source</text:span>);</text:p>
      <text:p text:style-name="Preformatted_20_Text"><text:span text:style-name="T82">XX</text:span>ModuleList <text:span text:style-name="T103">xx</text:span>modules = mr.readModules();</text:p>
      <text:p text:style-name="P83"><text:span text:style-name="T82">YY</text:span>ModuleList <text:span text:style-name="T29">yymodules</text:span> =</text:p>
      <text:p text:style-name="P83"><text:s text:c="4"/><text:span text:style-name="T102">C</text:span>lassMapper.getInstance(<text:span text:style-name="T102">YY</text:span>Node.MAPPINGS).init().convert(<text:span text:style-name="T104">xx</text:span>modules);</text:p>
      <text:p text:style-name="P83"/>
      <text:p text:style-name="P66">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66">A more realistic example is given in section <text:bookmark-ref text:reference-format="number" text:ref-name="__RefNumPara__6333_589696801">2.1</text:bookmark-ref>, where an AST tree is converted to a TC tree for type checking and subsequently into an IN tree for the interpreter.</text:p>
      <text:list xml:id="list205128157926640" text:continue-numbering="true" text:style-name="Outline">
        <text:list-item>
          <text:list>
            <text:list-item>
              <text:list>
                <text:list-item>
                  <text:h text:style-name="Heading_20_3" text:outline-level="3">Comments</text:h>
                </text:list-item>
              </text:list>
            </text:list-item>
          </text:list>
        </text:list-item>
      </text:list>
      <text:p text:style-name="P63">The mapping process may seem heavyweight, but it is surprisingly fast, as discussed in <text:bookmark-ref text:reference-format="number" text:ref-name="__RefNumPara__6188_3096258906">[9]</text:bookmark-ref>.</text:p>
      <text:list xml:id="list205128674667186"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3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39">The sub-packages are described below. Note that within each sub-package, classes related to the same AST node type have name<text:span text:style-name="T36">s</text:span> prefixed with “TC”, “IN” or “PO”.</text:p>
      <text:list xml:id="list205128425796775"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7">(AST|TC)</text:span>Type</text:p>
          </table:table-cell>
          <table:table-cell table:style-name="vdmj_5f_types.B2" office:value-type="string">
            <text:p text:style-name="Table_20_Contents">The parent class of all types.</text:p>
          </table:table-cell>
        </table:table-row>
        <text:soft-page-break/>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6">TCT</text:span>ypes have a method to “resolve” themselves. The process of type resolution occurs early in the type checking process (see below), and turns <text:span text:style-name="T36">TC</text:span>UnresolvedTypes, which are just the names of types from the syntax analysis, into the actual type of the corresponding definition. The core of this happens in the typeResolve method of <text:span text:style-name="T37">TC</text:span>UnresolvedType, though other types call typeResolve recursively for any types that they contain – for example, <text:span text:style-name="T37">TC</text:span>FunctionTypes must resolve their parameter types and return type. The type resolution mechanism contains a recursive defence to avoid types which reference themselves from blowing the stack.</text:p>
      <text:p text:style-name="Text_20_body"><text:span text:style-name="T38">A static method called TCInstantiate.instantiate</text:span> “polymorph<text:span text:style-name="T38">s</text:span>” <text:span text:style-name="T38">types</text:span>. This means that given a <text:span text:style-name="T38">map of </text:span>actual type parameter<text:span text:style-name="T38">s and names</text:span>, <text:span text:style-name="T38">it</text:span> substitute<text:span text:style-name="T38">s</text:span> th<text:span text:style-name="T38">e actual</text:span> type for any ParameterTypes they contain to yield a new Type object. This is used during the type check and execution of polymorphic function instantiations, when the actual type parameters are known.</text:p>
      <text:p text:style-name="Text_20_body">All <text:span text:style-name="T3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8">TC</text:span>UnionType would return a new synthetic <text:span text:style-name="T38">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8">The G</text:span>etAllValues <text:span text:style-name="T38">class has a </text:span>method <text:span text:style-name="T38">called ofType</text:span> which is used during the evaluation of type binds. <text:soft-page-break/>The method returns all the values for the type, though the only types which implements this are BooleanType, QuoteType and unions, <text:span text:style-name="T38">records, sets or maps</text:span> of these types; other types throw an exception if this is called, <text:span text:style-name="T38">since they contain an infinite number of values</text:span>.</text:p>
      <text:p text:style-name="Text_20_body"><text:span text:style-name="T38">TC</text:span>UnknownTypes are used during error handling. Typically, an error will be encountered and reported, but rather than returning (say) the type of a sub-expression from type checking, a <text:span text:style-name="T3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8">TC</text:span>VoidType is usually used to mean the absence of a type, so for example an operation which returns “()” would be represented by a <text:span text:style-name="T39">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9">TC</text:span>VoidReturnType is used.</text:p>
      <text:p text:style-name="Text_20_body">The <text:span text:style-name="T39">TC</text:span>TypeList and <text:span text:style-name="T39">TC</text:span>TypeSet classes implement lists and sets of <text:span text:style-name="T39">TC</text:span>Types, respectively. These are used in processing when a collection of types are encountered which must be turned into a single product type (<text:span text:style-name="T39">TC</text:span>TypeList) or a single union type (<text:span text:style-name="T39">TC</text:span>TypeSet). The <text:span text:style-name="T39">TC</text:span>ProductType and <text:span text:style-name="T39">TC</text:span>UnionType classes contain one <text:span text:style-name="T39">TC</text:span>TypeList and <text:span text:style-name="T39">TC</text:span>TypeSet, respectively.</text:p>
      <text:list xml:id="list20512824607266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9">TC</text:span>ReferenceType (compare with a ReferenceValue), yet several of the types do contain directly referenced types (like <text:span text:style-name="T39">TC</text:span>OptionalType and <text:span text:style-name="T39">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9">TC</text:span>Types that they contain. But definitions do not recurse into the expressions and statements that they contain, even though they have unresolved <text:span text:style-name="T39">TC</text:span>Types. Rather, unresolved types in expressions and statements are resolved later when the main type checking pass requires them. </text:p>
      <text:p text:style-name="Text_20_body">Do we call them products or tuples? <text:s/>I went for <text:span text:style-name="T39">TC</text:span>ProductTypes and TupleValues in the end.</text:p>
      <text:list xml:id="list205128092894168"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9">(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39">or PO generated</text:span>.</text:p>
      <text:p text:style-name="Text_20_body">The typeCheck method is implemented by all expressions, and is passed an environment defining the variables and types in scope, <text:span text:style-name="T40">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ext:soft-page-break/>The typeCheck method returns a <text:span text:style-name="T40">TC</text:span>Type which indicates the result of analysing the expression in the environment passed. So literal expressions simply return an appropriate type, like <text:span text:style-name="T40">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0">TC</text:span>ForAllExpression is as follows:</text:p>
      <text:p text:style-name="Preformatted_20_Text"/>
      <text:p text:style-name="Preformatted_20_Text">@Override</text:p>
      <text:p text:style-name="P70">public <text:span text:style-name="T40">TC</text:span>Type typeCheck(Environment base, TypeList qualifiers,</text:p>
      <text:p text:style-name="P70"><text:tab/>NameScope scope<text:span text:style-name="T40">, TCType constraint</text:span>)</text:p>
      <text:p text:style-name="Preformatted_20_Text">{</text:p>
      <text:p text:style-name="Preformatted_20_Text"><text:tab/>Definition def = new <text:span text:style-name="T41">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0">new TCBooleanType()</text:span>).isType(<text:span text:style-name="T40">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70"><text:tab/>return <text:span text:style-name="T40">checkConstraint(constraint, new TCBooleanType());</text:span></text:p>
      <text:p text:style-name="Preformatted_20_Text">}</text:p>
      <text:p text:style-name="Preformatted_20_Text"/>
      <text:p text:style-name="Preformatted_20_Text"/>
      <text:p text:style-name="Text_20_body">A <text:span text:style-name="T41">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1">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1">after checking that this meets the constraint</text:span>.</text:p>
      <text:p text:style-name="Text_20_body">The typeCheck method on <text:span text:style-name="T41">TC</text:span>Expression is also passed a <text:span text:style-name="T41">TC</text:span>TypeList. This is used when trying to resolve name overloading during function and operation application in VDM++ and VDM-RT. The typeCheck method of <text:span text:style-name="T41">TC</text:span>ApplyExpression starts by generating a <text:span text:style-name="T41">TC</text:span>TypeList from the typeCheck of each of the argument expressions it has. That may generate (say) [int, int, bool]. That list is then passed to the typeCheck method for the root of the apply (the thing being applied). If this root is a <text:span text:style-name="T41">TC</text:span>VariableExpression or a <text:span text:style-name="T41">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1">IN</text:span>Expressions is the eval method. This is called to evaluate the expression given the runtime Context (the runtime equivalent of an Environment). The method returns a Value object, which can represent any value in VDM. The eval method for <text:span text:style-name="T41">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72"><text:s text:c="4"/><text:tab/><text:tab/>Value l = left.eval(ctxt);</text:p>
      <text:p text:style-name="P72"><text:s text:c="4"/><text:tab/><text:tab/>Value r = right.eval(ctxt);</text:p>
      <text:p text:style-name="P72"/>
      <text:p text:style-name="P72"><text:tab/><text:tab/>if (NumericValue.areIntegers(l, r))</text:p>
      <text:p text:style-name="P72"><text:tab/><text:tab/>{</text:p>
      <text:p text:style-name="P72"><text:tab/><text:tab/><text:tab/>long lv = l.intValue(ctxt);</text:p>
      <text:p text:style-name="P72"><text:tab/><text:tab/><text:tab/>long rv = r.intValue(ctxt);</text:p>
      <text:p text:style-name="P72"><text:tab/><text:tab/><text:tab/>long sum = addExact(lv, rv, ctxt);</text:p>
      <text:p text:style-name="P72"><text:tab/><text:tab/><text:tab/>return NumericValue.valueOf(sum, ctxt);</text:p>
      <text:p text:style-name="P72"><text:tab/><text:tab/>}</text:p>
      <text:p text:style-name="P72"><text:tab/><text:tab/>else</text:p>
      <text:p text:style-name="P72"><text:tab/><text:tab/>{</text:p>
      <text:p text:style-name="P72"><text:tab/><text:tab/><text:tab/>double lv = l.realValue(ctxt);</text:p>
      <text:p text:style-name="P72"><text:tab/><text:tab/><text:tab/>double rv = r.realValue(ctxt);</text:p>
      <text:p text:style-name="P72"><text:tab/> <text:s text:c="3"/><text:tab/><text:tab/>return NumericValue.valueOf(lv + rv, ctxt);</text:p>
      <text:p text:style-name="P72"><text:tab/><text:tab/>}</text:p>
      <text:p text:style-name="P71"><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1">IN</text:span>Expressions and <text:span text:style-name="T41">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1">IN</text:span>PlusExpression evaluates its left and right hand sides, and converts the resulting Value objects to raw Java <text:span text:style-name="T41">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1">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1">used</text:span> like this, but having operation values too means that, in VDM++ or VDM-RT, an object becomes a map of names to values – whether those are instance variable values or member operations and functions. The eval method of the <text:span text:style-name="T41">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1">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0512812269019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1">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05128913385263"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1">(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2">and a result constraint</text:span> – though note that there is no need for a <text:span text:style-name="T42">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2">IN</text:span>Expressions, all <text:span text:style-name="T42">IN</text:span>Statements define an eval method which executes them, returning a Value – though statement executions usually return VoidValues.</text:p>
      <text:p text:style-name="Text_20_body"><text:span text:style-name="T42">TC</text:span>Statements implement a method called exitCheck, which explores the statement tree (following blocks and branches from compound statements) looking for statements which can raise an exit status, like the <text:span text:style-name="T42">TC</text:span>ExitStatement itself. <text:s/>This is used in the type checking of statements that catch and process exits, like <text:span text:style-name="T42">TC</text:span>TrapStatements. <text:s/>The method returns a set of exit <text:span text:style-name="T42">TC</text:span>Types that can be thrown.</text:p>
      <text:p text:style-name="Text_20_body">All <text:span text:style-name="T42">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20512766178527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205128627836708"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2">(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42">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2">TC</text:span>Type) method which all <text:span text:style-name="T42">TCP</text:span>atterns implement, will recurse for those pattern types which are defined as containing sub-patterns. The leaves of the pattern tree are the simple pattern types: <text:span text:style-name="T42">TC</text:span>BooleanPattern, <text:span text:style-name="T42">TC</text:span>CharacterPattern, etc. At the leaves, it is only <text:span text:style-name="T42">TC</text:span>IdentifierPattern which produces variable definitions.</text:p>
      <text:p text:style-name="Text_20_body">Similarly, <text:span text:style-name="T42">INP</text:span>atterns generate a list of name/value pairs given a Value. The value is matched against the “shape” of the pattern and its sub-patterns, and any <text:span text:style-name="T42">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2">IN</text:span>Patterns can also be asked for a simple list of their variable names, which involves a depth search for <text:span text:style-name="T42">IN</text:span>IdentifierPatterns.</text:p>
      <text:p text:style-name="Text_20_body"><text:span text:style-name="T42">TC</text:span>Patterns include a typeResolve method because <text:span text:style-name="T42">TC</text:span>ExpressionPatterns can contain references to <text:span text:style-name="T42">TC</text:span>UnresolvedTypes that need to be resolved early in the type check. <text:span text:style-name="T42">TC</text:span>Definitions which include <text:span text:style-name="T42">TC</text:span>Patterns recurse into the pattern's typeResolve from their own typeResolve methods.</text:p>
      <text:p text:style-name="Text_20_body">A<text:span text:style-name="T42">n</text:span> <text:span text:style-name="T42">IN</text:span>Bind, which is sub-classed by <text:span text:style-name="T42">IN</text:span>SetBind and <text:span text:style-name="T42">IN</text:span>TypeBind, comprises a <text:span text:style-name="T42">IN</text:span>Pattern and a set of Values (either an explicit set, or the set of all the Values that a <text:span text:style-name="T42">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2">IN</text:span>Bind needs to generate all the possible Values, which are then given to the pattern to generate name/value pairs for each iteration. Therefore <text:span text:style-name="T43">IN</text:span>Bind has a method called getAllValues, which is implemented by both sub-classes (the TypeBind implementation calls the getAllValues method of the <text:span text:style-name="T43">TC</text:span>Type, which is an error for everything except BooleanType, QuoteType and unions, <text:span text:style-name="T43">records, maps and sets</text:span> of these).</text:p>
      <text:p text:style-name="Text_20_body"><text:soft-page-break/><text:span text:style-name="T43">IN</text:span>MultipleBind, which is sub-classed by <text:span text:style-name="T43">IN</text:span>MultipleSetBind and <text:span text:style-name="T43">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3">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3">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69"><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3">&amp;&amp; permuted</text:span>) <text:s/>// <text:span text:style-name="T43">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0512875571477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205128605584583"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3">(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3">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3">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3">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3">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3">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3">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3">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43">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3">Iterator</text:span> class and its subclasses represent the expanded traces, and are generated <text:span text:style-name="T44">via the</text:span> "<text:span text:style-name="T44">getIterator</text:span>" method on all <text:span text:style-name="T44">IN</text:span>TraceDefinitions. The get<text:span text:style-name="T44">NextTest</text:span> <text:span text:style-name="T44">and hasMoreTests </text:span>method<text:span text:style-name="T44">s</text:span> of <text:span text:style-name="T44">TraceIterators</text:span> actually expand the tests, returning a CallSequence, <text:span text:style-name="T44">which</text:span> is a list of Statements (<text:span text:style-name="T44">IN</text:span>CallStatements, <text:span text:style-name="T44">IN</text:span>CallObjectStatements or <text:span text:style-name="T44">IN</text:span>TraceVariableStatements).</text:p>
      <text:p text:style-name="Text_20_body">All Trace<text:span text:style-name="T44">Iterators</text:span> include a field called variables, which may contain a <text:span text:style-name="T44">IN</text:span>TraceVariableList. These are populated by <text:span text:style-name="T44">IN</text:span>TraceLetBeStBinding and <text:span text:style-name="T44">IN</text:span>TraceLetDefBinding when a particular name/value pair is chosen in the expansion of a give test sequence. The getVariables method of Trace<text:span text:style-name="T44">Iterator</text:span> returns a CallSequence which is populated with any <text:span text:style-name="T44">IN</text:span>TraceVariableStatements for the expansion. When executed, these statements just add their named value to the local context, making it available to subsequent calls in the test.</text:p>
      <text:p text:style-name="Text_20_body">A top level <text:span text:style-name="T45">IN</text:span>NamedTraceDefinition (see below) is created for each parsed trace definition, including a method to <text:span text:style-name="T44">obtain an iterator to</text:span> extract all the tests from the definition tree it contains.</text:p>
      <text:p text:style-name="Text_20_body">The execution of a trace is coordinated from a method called runtrace on the Interpreter object (see below). This first gets a<text:span text:style-name="T45">n iterator</text:span> from the <text:span text:style-name="T45">IN</text:span>NamedTraceDefinition. Then for each CallSequence <text:span text:style-name="T45">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5">TraceFilter</text:span> such that remaining tests <text:span text:style-name="T45">from</text:span> the <text:span text:style-name="T45">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5">IN</text:span>TraceVariableStatements in the test. This means that tests which are superficially the same, but which have different variable values will not match.</text:p>
      <text:p text:style-name="Text_20_body">The <text:span text:style-name="T45">TraceFilter</text:span> class <text:span text:style-name="T45">is</text:span> <text:span text:style-name="T45">also </text:span>used to cut down a very large collection of tests before execution. The <text:span text:style-name="T4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20512740949052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6">iterator</text:span> (via the <text:span text:style-name="T46">IN</text:span>TraceVariableStatement), so debuggers can look at the raw value, which may be of some help.</text:p>
      <text:list xml:id="list205128579599324"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7">TC</text:span>Definitions define a typeResolve method which is used very early on to resolve the <text:span text:style-name="T47">TC</text:span>UnresolvedTypes that may have come through from the syntax analysis. For example, a <text:span text:style-name="T47">TC</text:span>ExplicitFunctionDefinition would typeResolve the <text:span text:style-name="T47">TC</text:span>Type of the function, and if there were pre or postconditions, these expressions would be typeResolved, and any parameter patterns would be typeResolved.</text:p>
      <text:p text:style-name="Text_20_body"><text:span text:style-name="T47">TC</text:span>Definitions also define a typeCheck method, which is similar to the ones defined for <text:span text:style-name="T47">TC</text:span>Expression and <text:span text:style-name="T47">TC</text:span>Statement, except that there is no <text:span text:style-name="T47">TC</text:span>Type to return. For example, the <text:span text:style-name="T47">TC</text:span>ExplicitFunctionDefinition performs the following tasks in its typeCheck method:</text:p>
      <text:list xml:id="list205127796257229" text:continue-list="list205128167798430"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7">TC</text:span>Type’s parameters, and iterate through curried sets of parameters, using the return value from the overall <text:span text:style-name="T47">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7">TCE</text:span>xpression, type check the definition for it.</text:p>
        </text:list-item>
        <text:list-item>
          <text:p text:style-name="List_20_1_20_Cont.">If there is a post condition <text:span text:style-name="T47">TCE</text:span>xpression, type check the definition for that too.</text:p>
        </text:list-item>
        <text:list-item>
          <text:p text:style-name="List_20_1_20_Cont.">Type check the body <text:span text:style-name="T47">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7">(in TCDefinitions)</text:span> and getNameValuePairs methods <text:span text:style-name="T47">(in INDefinitions)</text:span>. Simple local definitions only define one variable, but many definition types include a Pattern specifier that may define many variables.</text:p>
      <text:p text:style-name="Text_20_body">The findName method is implemented by all <text:span text:style-name="T4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7">TCD</text:span>efinitions that define a type (<text:span text:style-name="T47">TC</text:span>TypeDefinition, <text:span text:style-name="T47">TC</text:span>StateDefinition and <text:span text:style-name="T47">TC</text:span>ClassDefinition).</text:p>
      <text:p text:style-name="Text_20_body"><text:span text:style-name="T4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7">INClassDefinition</text:span> does have the job of setting up the static and instance environment for new objects when a "new Object()" statement is executed. <text:span text:style-name="T47">TCClassDefinition</text:span> <text:span text:style-name="T4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8">IN</text:span>ClassDefinition at runtime (in the public/privateStaticValues fields), whereas object instance data is held inside an ObjectValue (produced by the makeInstance method of <text:span text:style-name="T48">IN</text:span>ClassDefinition), though references to the static data is included in the object's member list, so that the runtime can find them. See section <text:bookmark-ref text:reference-format="number" text:ref-name="__RefHeading___Toc5155_1903015431">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8">in TCSystemDefinition </text:span>checks whether the definitions in the system class meet the VDM-RT restrictions. A systemInit method is called during system initialization <text:span text:style-name="T48">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8">(in the IN classes) </text:span>override the newInstance method to perform special processing. Both <text:span text:style-name="T48">TC </text:span>classes create their operations (ie. create <text:span text:style-name="T48">TC</text:span>ExplicitOperationDefinitions for their definition list) by parsing a string literal representing the operations required. For example:</text:p>
      <text:p text:style-name="Text_20_body"/>
      <text:p text:style-name="P73"><text:tab/>private static String defs =</text:p>
      <text:p text:style-name="P73"><text:tab/><text:tab/>"operations " +</text:p>
      <text:p text:style-name="P73"><text:tab/><text:tab/>"public CPU:(&lt;FP&gt;|&lt;FCFS&gt;) * real ==&gt; CPU " +</text:p>
      <text:p text:style-name="P73"><text:tab/><text:tab/>"<text:tab/>CPU(policy, speed) == is not yet specified; " +</text:p>
      <text:p text:style-name="P73"><text:tab/><text:tab/>"public deploy: ? ==&gt; () " +</text:p>
      <text:p text:style-name="P73"><text:tab/><text:tab/>"<text:tab/>deploy(obj) == is not yet specified; " +</text:p>
      <text:p text:style-name="P73"><text:tab/><text:tab/>"public deploy: ? * seq of char ==&gt; () " +</text:p>
      <text:p text:style-name="P73"><text:tab/><text:tab/>"<text:tab/>deploy(obj, name) == is not yet specified; " +</text:p>
      <text:p text:style-name="P73"><text:tab/><text:tab/>"public setPriority: ? * nat ==&gt; () " +</text:p>
      <text:p text:style-name="P73"><text:tab/><text:tab/>"<text:tab/>setPriority(opname, priority) == is not yet specified;";</text:p>
      <text:p text:style-name="P73"/>
      <text:p text:style-name="P73"><text:tab/>private static TCDefinitionList operationDefs() throws Exception</text:p>
      <text:p text:style-name="P73"><text:tab/>{</text:p>
      <text:p text:style-name="P73"><text:tab/><text:tab/>LexTokenReader ltr = new LexTokenReader(defs, Dialect.VDM_PP);</text:p>
      <text:p text:style-name="P73"><text:tab/><text:tab/>DefinitionReader dr = new DefinitionReader(ltr);</text:p>
      <text:p text:style-name="P73"><text:tab/><text:tab/>dr.setCurrentModule("CPU");</text:p>
      <text:p text:style-name="P73"><text:tab/><text:tab/>ASTDefinitionList ast = dr.readDefinitions();</text:p>
      <text:p text:style-name="P73"><text:tab/><text:tab/>return ClassMapper.getInstance(TCNode.MAPPINGS)</text:p>
      <text:p text:style-name="P73"><text:tab/><text:tab/><text:tab/>.checkInit().convert(ast);</text:p>
      <text:p text:style-name="P73"><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205128011910399" text:continue-list="list205128579599324"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05127123597629"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0">The typeCheck method of TCImport and TCExport is implemented in the various subclasses to check that (say) the export definition matches the actual definition being </text:span><text:soft-page-break/><text:span text:style-name="T50">exported.</text:span></text:p>
      <text:p text:style-name="Text_20_body">The <text:span text:style-name="T49">IN</text:span>ModuleList class is important because it contains the "initialize" method which is used to set the initial state of all modules when the interpreter is started.</text:p>
      <text:list xml:id="list205128054168809" text:continue-numbering="true" text:style-name="Outline">
        <text:list-item>
          <text:list>
            <text:list-item>
              <text:list>
                <text:list-item>
                  <text:h text:style-name="P12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3">Class Summary</text:p>
          </table:table-cell>
          <table:covered-table-cell/>
        </table:table-row>
        <table:table-row table:style-name="Table2.2">
          <table:table-cell table:style-name="Table2.A2" office:value-type="string">
            <text:p text:style-name="P93"><text:span text:style-name="T46">(AST|TC|IN|PO)</text:span>&lt;Kind&gt;Visitor</text:p>
          </table:table-cell>
          <table:table-cell table:style-name="Table2.A1" office:value-type="string">
            <text:p text:style-name="P92">The <text:span text:style-name="T63">abstract </text:span>parent class of all <text:span text:style-name="T65">visitors for this kind</text:span>.</text:p>
          </table:table-cell>
        </table:table-row>
        <table:table-row table:style-name="Table2.2">
          <table:table-cell table:style-name="Table2.A3" office:value-type="string">
            <text:p text:style-name="P93">&lt;Kind&gt;LeafVisitor</text:p>
          </table:table-cell>
          <table:table-cell table:style-name="Table2.B3" office:value-type="string">
            <text:p text:style-name="P93">An abstract searching visitor</text:p>
          </table:table-cell>
        </table:table-row>
        <table:table-row table:style-name="Table2.2">
          <table:table-cell table:style-name="Table2.A3" office:value-type="string">
            <text:p text:style-name="P93">****Visitor</text:p>
          </table:table-cell>
          <table:table-cell table:style-name="Table2.B3" office:value-type="string">
            <text:p text:style-name="P93">A visitor class</text:p>
          </table:table-cell>
        </table:table-row>
      </table:table>
      <text:p text:style-name="P43"/>
      <text:p text:style-name="P43">The <text:span text:style-name="T65">visitors</text:span> <text:span text:style-name="T35">sub-</text:span>package contains <text:span text:style-name="T63">the visitor framework and visitor instances for each analysis package and kind within that package (definitions, expressions, etc.)</text:span></text:p>
      <text:p text:style-name="P47">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66">Note that the methods all call an abstract caseDefinition(node, arg) method by default. This is so that default processing for all definitions (in this </text:span><text:span text:style-name="T67">example</text:span><text:span text:style-name="T66">) can be added to one method. Concrete visitors then extend this class and override the cases that they want to process; other cases will default to the caseDefinition method, which has to be implemented and provides </text:span><text:span text:style-name="T67">a</text:span><text:span text:style-name="T66"> default value.</text:span></text:p>
      <text:p text:style-name="P44"><text:span text:style-name="T64">One common subclass of each type of visitor is called a “Leaf” visitor (eg. TCLeafDefinitionVisitor). These process a definition and (potentially) visit each of its sub-clauses, using specialised visitors for expressions, statements, patterns and so on </text:span><text:span text:style-name="T67">that it contains</text:span><text:span text:style-name="T64">. This enables an entire tree </text:span><text:span text:style-name="T67">of a definition (in this example)</text:span><text:span text:style-name="T64"> to be processed, where the work is really performed at the leaves of the tree (hence the name); the abstract Leaf visitor provides the common searching framework. For example:</text:span></text:p>
      <text:p text:style-name="Preformatted_20_Text"><text:soft-page-break/></text:p>
      <text:p text:style-name="P79">abstract class TCLeafDefinitionVisitor&lt;E, C extends Collection&lt;E&gt;, S&gt;</text:p>
      <text:p text:style-name="P79"><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45">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46"><text:span text:style-name="T84">A concrete leaf visitor then has to define the visitor set, and the methods to process node </text:span><text:span text:style-name="T85">leave</text:span><text:span text:style-name="T84">s. The </text:span><text:span text:style-name="T85">same </text:span><text:span text:style-name="T84">visitor set is </text:span><text:span text:style-name="T67">availble</text:span><text:span text:style-name="T84"> to all visitors in the set so that they can call between each other as necessary. For example:</text:span></text:p>
      <text:p text:style-name="P79"/>
      <text:p text:style-name="P79">public class TCGetFreeVariablesVisitor</text:p>
      <text:p text:style-name="P79"><text:tab/>extends TCLeafDefinitionVisitor&lt;TCNameToken, TCNameSet, EnvTriple&gt;</text:p>
      <text:p text:style-name="Preformatted_20_Text">{</text:p>
      <text:p text:style-name="P79"><text:tab/>private static class VisitorSet</text:p>
      <text:p text:style-name="P79"><text:tab/><text:tab/>extends TCVisitorSet&lt;TCNameToken, TCNameSet, EnvTriple&gt;</text:p>
      <text:p text:style-name="Preformatted_20_Text"><text:tab/>{</text:p>
      <text:p text:style-name="Preformatted_20_Text"><text:tab/><text:tab/>// <text:span text:style-name="T8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205127697127026"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0">coordinate</text:span> the type checking of VDM-SL, VDM-RT and VDM++ specifications. Most of the actual type checking is performed by the <text:span text:style-name="T51">TC</text:span>Definition, <text:span text:style-name="T51">TC</text:span>Expression and <text:span text:style-name="T51">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1">converted into TCNodes</text:span> – and they implement a single abstract method from their parent, called typeCheck. The method takes no arguments and returns no result. Any errors or warnings raised during type checking are recorded by the <text:span text:style-name="T51">TCNode</text:span> <text:span text:style-name="T51">sub-</text:span>class (see VDMMessage).</text:p>
      <text:p text:style-name="Text_20_body">The sequence of events is slightly different for the type check of modules and classes, but they follow the same principles. <text:s/>For modules, the sequence is:</text:p>
      <text:list xml:id="list205128690554602" text:continue-list="list20512779625722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4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1">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1">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1">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0512808260552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1">P</text:span>ubli<text:span text:style-name="T51">C</text:span>lass<text:span text:style-name="T51">E</text:span>nvironment that can see all public class definitions.</text:p>
        </text:list-item>
        <text:list-item>
          <text:p text:style-name="List_20_1_20_Cont.">For each class, chain a <text:span text:style-name="T51">P</text:span>rivate<text:span text:style-name="T51">C</text:span>lass<text:span text:style-name="T51">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1">P</text:span>rivate<text:span text:style-name="T51">C</text:span>lass<text:span text:style-name="T51">E</text:span>nvironment, and type check the definitions of the given pass.</text:p>
        </text:list-item>
        <text:list-item>
          <text:p text:style-name="List_20_1_20_End">Check for any definition names that have not been referenced and produce "unused" warnings.</text:p>
        </text:list-item>
        <text:list-item>
          <text:p text:style-name="P141">Perform a cyclic dependency check for all classes.</text:p>
          <text:p text:style-name="P14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1">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05128110731371" text:continue-list="list20512769712702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22" text:outline-level="2"/>
      <text:list xml:id="list205128327260598" text:continue-numbering="true" text:style-name="Outline">
        <text:list-item>
          <text:list>
            <text:list-item>
              <text:h text:style-name="P123"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2">PO</text:span>Definitions, <text:span text:style-name="T52">PO</text:span>Expressions and <text:span text:style-name="T52">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22"/>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3">POD</text:span>efinition is called, passing the stack. Depending on the definition type, the implementation may add to the context (eg. a function definition would push a <text:s/>POFunctionDefinitionContext) before calling getProofObligations for their inner <text:span text:style-name="T53">POE</text:span>xpression(s) or <text:soft-page-break/><text:span text:style-name="T53">POS</text:span>tatement(s). In the example above, the getProofObligation method of the <text:span text:style-name="T53">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4"><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33">Notice that the <text:span text:style-name="T53">PO</text:span>IfExpression does not actually generate any proof obligations itself; it only sets up context so that obligations generated from its sub-expressions will be correct. The <text:span text:style-name="T53">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6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3">PO</text:span>Expression root, <text:span text:style-name="T53">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0512751955336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05128638286037"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99">Catchpoint</text:p>
          </table:table-cell>
          <table:table-cell table:style-name="vdmj_5f_runtime.B2" office:value-type="string">
            <text:p text:style-name="P9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4">n</text:span> <text:span text:style-name="T5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4">IN</text:span>ClassList passed to create the name/values from their definitions. The <text:span text:style-name="T5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5">TC</text:span>Expression expr = parseExpression(line, getDefaultName());</text:p>
      <text:p text:style-name="Preformatted_20_Text"><text:tab/>typeCheck(expr);</text:p>
      <text:p text:style-name="Preformatted_20_Text"/>
      <text:p text:style-name="P74"><text:tab/>INExpression inex = ClassMapper.getInstance(INNode.MAPPINGS)</text:p>
      <text:p text:style-name="P74"><text:tab/><text:tab/>.convert(expr);</text:p>
      <text:p text:style-name="P74"/>
      <text:p text:style-name="Preformatted_20_Text"><text:tab/>return execute(<text:span text:style-name="T54">inex</text:span>);<text:tab/>// <text:span text:style-name="T55">below</text:span></text:p>
      <text:p text:style-name="Preformatted_20_Text">}</text:p>
      <text:p text:style-name="Preformatted_20_Text"/>
      <text:p text:style-name="Preformatted_20_Text">private Value execute(<text:span text:style-name="T55">INExpression inex</text:span>) throws Exception</text:p>
      <text:p text:style-name="Preformatted_20_Text">{</text:p>
      <text:p text:style-name="P77"><text:tab/>Context mainContext = new StateContext(</text:p>
      <text:p text:style-name="P77"><text:tab/><text:tab/>defaultClass.name.getLocation(), "global static scope");</text:p>
      <text:p text:style-name="P74"/>
      <text:p text:style-name="P77"><text:tab/>mainContext.putAll(initialContext);</text:p>
      <text:p text:style-name="P77"><text:tab/>mainContext.putAll(createdValues);</text:p>
      <text:p text:style-name="P77"><text:tab/>mainContext.setThreadState(CPUValue.vCPU);</text:p>
      <text:p text:style-name="P77"><text:tab/>clearBreakpointHits();</text:p>
      <text:p text:style-name="P74"/>
      <text:p text:style-name="P77"><text:tab/>MainThread main = new MainThread(inex, mainContext);</text:p>
      <text:p text:style-name="P77"><text:tab/>main.start();</text:p>
      <text:p text:style-name="P77"><text:tab/>scheduler.start(main);</text:p>
      <text:p text:style-name="P74"/>
      <text:p text:style-name="P77"><text:tab/>return main.getResult();<text:tab/>// Can throw ContextException</text:p>
      <text:p text:style-name="P74">}</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40">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5">as the user may want to examine the state of other threads at a breakpoint. Therefore during a debug session, the </text:span>ConsoleDebugReader <text:span text:style-name="T55">class is used to interact with multiple threads and display the result on the single output console.</text:span></text:p>
      <text:p text:style-name="P40">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24">All breakpoint handling in VDMJ uses a Breakpoint class, and its subclasses. Every <text:span text:style-name="T55">IN</text:span>Statement and <text:span text:style-name="T55">IN</text:span>Expression has a breakpoint member object, and the eval methods of <text:span text:style-name="T55">IN</text:span>Expressions and <text:span text:style-name="T55">IN</text:span>Statements call their breakpoint's check method:</text:p>
      <text:p text:style-name="P24"/>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5">IN</text:span>Expression and <text:span text:style-name="T55">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24">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24">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24">A simplified version of the Stoppoint version of check is as follows:</text:p>
      <text:p text:style-name="P24"/>
      <text:p text:style-name="Preformatted_20_Text"><text:tab/>public void check(LexLocation execl, Context ctxt)</text:p>
      <text:p text:style-name="Preformatted_20_Text"><text:tab/>{</text:p>
      <text:p text:style-name="Preformatted_20_Text"><text:tab/><text:tab/>location.hit();</text:p>
      <text:p text:style-name="P75"><text:tab/><text:tab/>hits++;</text:p>
      <text:p text:style-name="P75"/>
      <text:p text:style-name="Preformatted_20_Text"><text:tab/><text:tab/>... <text:span text:style-name="T56">execute any conditional check and set stop variable</text:span></text:p>
      <text:p text:style-name="Preformatted_20_Text"/>
      <text:p text:style-name="P78"><text:tab/><text:tab/>if (stop)</text:p>
      <text:p text:style-name="P78"><text:tab/><text:tab/>{</text:p>
      <text:p text:style-name="P78"><text:tab/><text:tab/><text:tab/>Thread current = Thread.currentThread();</text:p>
      <text:p text:style-name="P75"/>
      <text:p text:style-name="P78"><text:tab/><text:tab/><text:tab/>if (current instanceof SchedulableThread)</text:p>
      <text:p text:style-name="P78"><text:tab/><text:tab/><text:tab/>{</text:p>
      <text:p text:style-name="P78"><text:tab/><text:tab/><text:tab/><text:tab/>SchedulableThread th = (SchedulableThread)current;</text:p>
      <text:p text:style-name="P78"><text:tab/><text:tab/><text:tab/><text:tab/>th.suspendOthers();</text:p>
      <text:p text:style-name="P78"><text:tab/><text:tab/><text:tab/>}</text:p>
      <text:p text:style-name="P75"/>
      <text:p text:style-name="P78"><text:tab/><text:tab/><text:tab/>DebugLink.getInstance().breakpoint(ctxt, this);</text:p>
      <text:p text:style-name="P78"><text:tab/><text:tab/>}</text:p>
      <text:p text:style-name="P75"><text:tab/>}</text:p>
      <text:p text:style-name="Preformatted_20_Text"/>
      <text:p text:style-name="Preformatted_20_Text"/>
      <text:p text:style-name="P24">The hit counters are to do with conditional breakpoint hits, and code coverage. Note that, because the check method is called for every <text:span text:style-name="T56">IN</text:span>Expression and <text:span text:style-name="T56">IN</text:span>Statement that is executed, it is a good place to <text:soft-page-break/>record code coverage (against the location).</text:p>
      <text:p text:style-name="P24">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6">the DebugLink class makes a connection back to the ConsoleDebugReader</text:span>; <text:span text:style-name="T56">this</text:span> return<text:span text:style-name="T5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2">nother</text:span> type of breakpoint called a Tracepoint. This is very simple as it does not interrupt the flow of control in its check method, but rather evaluates some trace expression and prints its value to the console (or sends it to the GUI).</text:p>
      <text:p text:style-name="P53">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0512750702741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205128355228637" text:continue-list="list205128082605525" text:style-name="List_20_1">
        <text:list-item>
          <text:p text:style-name="List_20_1_20_Start">The runtime system is initialized from the ClassList or ModuleList classes' initialize<text:span text:style-name="T12"> method.</text:span></text:p>
        </text:list-item>
        <text:list-item>
          <text:p text:style-name="P13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3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7">IN</text:span>ClassDefinition – static data resides "in" the <text:span text:style-name="T57">IN</text:span>ClassDefinition at runtime.</text:p>
        </text:list-item>
      </text:list>
      <text:p text:style-name="Text_20_body">And regarding object creation:</text:p>
      <text:list xml:id="list205128437838986"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33">Lastly, local definitions are used to override anything inherited, and the set of members are passed, together with the superclass objects, to the ObjectValue constructor.</text:p>
        </text:list-item>
        <text:list-item>
          <text:p text:style-name="P134">If the class defines an operation with the same name as the class (a constructor), it is called.</text:p>
        </text:list-item>
      </text:list>
      <text:p text:style-name="P32">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7">n</text:span> <text:span text:style-name="T57">IN</text:span>ClassDefinition rather than an ObjectValue. The <text:span text:style-name="T57">IN</text:span>ClassDefinition's "get" method is conceptually the same as the ObjectValue's except it searches the static values of the class hierarchy.</text:p>
      <text:list xml:id="list205128244083672" text:continue-list="list205127507027416" text:style-name="Outline">
        <text:list-item>
          <text:list>
            <text:list-item>
              <text:h text:style-name="P124"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5">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68"><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68"/>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68"/>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68"><text:soft-page-break/></text:p>
      <text:p text:style-name="P76">@Override</text:p>
      <text:p text:style-name="P76">public void body()</text:p>
      <text:p text:style-name="P76">{</text:p>
      <text:p text:style-name="P76"><text:tab/>try</text:p>
      <text:p text:style-name="P76"><text:tab/>{</text:p>
      <text:p text:style-name="P76"><text:tab/><text:tab/>DebugLink link = DebugLink.getInstance();</text:p>
      <text:p text:style-name="P76"><text:tab/><text:tab/>link.setCPU(CPUValue.vCPU);</text:p>
      <text:p text:style-name="P76"><text:tab/><text:tab/>result = expression.eval(ctxt);</text:p>
      <text:p text:style-name="P76"><text:tab/>}</text:p>
      <text:p text:style-name="P76"><text:tab/>catch (ContextException e)</text:p>
      <text:p text:style-name="P76"><text:tab/>{</text:p>
      <text:p text:style-name="P76"><text:tab/><text:tab/>setException(e);</text:p>
      <text:p text:style-name="P76"><text:tab/><text:tab/>suspendOthers();</text:p>
      <text:p text:style-name="P76"><text:tab/><text:tab/>DebugLink.getInstance().stopped(e.ctxt, e.location);</text:p>
      <text:p text:style-name="P76"><text:tab/>}</text:p>
      <text:p text:style-name="P76"><text:tab/>catch (Exception e)</text:p>
      <text:p text:style-name="P76"><text:tab/>{</text:p>
      <text:p text:style-name="P76"><text:tab/><text:tab/>while (e instanceof InvocationTargetException)</text:p>
      <text:p text:style-name="P76"><text:tab/><text:tab/>{</text:p>
      <text:p text:style-name="P76"><text:tab/><text:tab/><text:tab/>e = (Exception)e.getCause();</text:p>
      <text:p text:style-name="P76"><text:tab/><text:tab/>}</text:p>
      <text:p text:style-name="P76"><text:tab/><text:tab/></text:p>
      <text:p text:style-name="P76"><text:tab/><text:tab/>setException(e);</text:p>
      <text:p text:style-name="P76"><text:tab/><text:tab/>suspendOthers();</text:p>
      <text:p text:style-name="P76"><text:tab/>}</text:p>
      <text:p text:style-name="P76"><text:tab/>finally</text:p>
      <text:p text:style-name="P76"><text:tab/>{</text:p>
      <text:p text:style-name="P76"><text:tab/><text:tab/>TransactionValue.commitAll();</text:p>
      <text:p text:style-name="P76"><text:tab/>}</text:p>
      <text:p text:style-name="P76">}</text:p>
      <text:p text:style-name="Preformatted_20_Text"/>
      <text:p text:style-name="Text_20_body">The calls to setException cause<text:span text:style-name="T58">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205128197474657"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20512879607268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2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9">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9">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41">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24">Transactional variables are very new, and by default the commit system is disabled. It can be enabled by a vdmj.rt.duration_transactions property setting.</text:p>
      <text:list xml:id="list205128318328017"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05128671529481"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9">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90">DebugLink</text:p>
          </table:table-cell>
          <table:table-cell table:style-name="vdmj_5f_commands.B2" office:value-type="string">
            <text:p text:style-name="P90">An abstract class to link from a SchedulableThread to a debug reader.</text:p>
          </table:table-cell>
        </table:table-row>
        <table:table-row table:style-name="vdmj_5f_commands.2">
          <table:table-cell table:style-name="vdmj_5f_commands.A2" office:value-type="string">
            <text:p text:style-name="P90">ConsoleDebugLink</text:p>
          </table:table-cell>
          <table:table-cell table:style-name="vdmj_5f_commands.B2" office:value-type="string">
            <text:p text:style-name="P90">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0">DebugLink subclass</text:span> is used to <text:span text:style-name="T60">connect to some sort of debugging interface. These </text:span>permit the extra debugging commands allowed from this context, and prevent the ones that aren’t (like initializing the environment on the fly). The one <text:span text:style-name="T60">Console</text:span>DebugReader is used to handle debugging sessions for VDM-SL, VDM++ and VDM-RT. <text:span text:style-name="T60">Alternatively, the DBGPReader class is also a subclass of DebugLink, and allows connection to a remote IDE debugger.</text:span></text:p>
      <text:list xml:id="list205129094583181" text:continue-numbering="true" text:style-name="Outline">
        <text:list-item>
          <text:list>
            <text:list-item>
              <text:list>
                <text:list-item>
                  <text:h text:style-name="Heading_20_3" text:outline-level="3"><text:soft-page-break/>Comments</text:h>
                </text:list-item>
              </text:list>
            </text:list-item>
          </text:list>
        </text:list-item>
      </text:list>
      <text:p text:style-name="P27">The multi-threading in the ConsoleDebugLink and ConsoleDebugReader were particularly difficult to get right and there may still be problems here.</text:p>
      <text:list xml:id="list205128225358373"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21"/>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20512699522578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96">DebugLink</text:p>
          </table:table-cell>
          <table:table-cell table:style-name="vdmj_5f_debug.B11" office:value-type="string">
            <text:p text:style-name="P96">The interface for debug control.</text:p>
          </table:table-cell>
        </table:table-row>
        <table:table-row table:style-name="vdmj_5f_debug.2">
          <table:table-cell table:style-name="vdmj_5f_debug.A11" office:value-type="string">
            <text:p text:style-name="P94">DebugExecutor</text:p>
          </table:table-cell>
          <table:table-cell table:style-name="vdmj_5f_debug.B11" office:value-type="string">
            <text:p text:style-name="Table_20_Contents"><text:span text:style-name="T87">P</text:span>rocess debugger commands in the context of one frame.</text:p>
          </table:table-cell>
        </table:table-row>
        <table:table-row table:style-name="vdmj_5f_debug.2">
          <table:table-cell table:style-name="vdmj_5f_debug.A11" office:value-type="string">
            <text:p text:style-name="P96">DebugParser</text:p>
          </table:table-cell>
          <table:table-cell table:style-name="vdmj_5f_debug.B11" office:value-type="string">
            <text:p text:style-name="P96">Parse debugger commands.</text:p>
          </table:table-cell>
        </table:table-row>
        <table:table-row table:style-name="vdmj_5f_debug.2">
          <table:table-cell table:style-name="vdmj_5f_debug.A11" office:value-type="string">
            <text:p text:style-name="P96">DebugReason</text:p>
          </table:table-cell>
          <table:table-cell table:style-name="vdmj_5f_debug.B11" office:value-type="string">
            <text:p text:style-name="P96">Reason code for the completion of a thread.</text:p>
          </table:table-cell>
        </table:table-row>
        <table:table-row table:style-name="vdmj_5f_debug.2">
          <table:table-cell table:style-name="vdmj_5f_debug.A11" office:value-type="string">
            <text:p text:style-name="P96">DebugType</text:p>
          </table:table-cell>
          <table:table-cell table:style-name="vdmj_5f_debug.B11" office:value-type="string">
            <text:p text:style-name="P96">Enum of debug command types</text:p>
          </table:table-cell>
        </table:table-row>
        <table:table-row table:style-name="vdmj_5f_debug.2">
          <table:table-cell table:style-name="vdmj_5f_debug.A11" office:value-type="string">
            <text:p text:style-name="P96">DebugCommand</text:p>
          </table:table-cell>
          <table:table-cell table:style-name="vdmj_5f_debug.B11" office:value-type="string">
            <text:p text:style-name="P97"><text:span text:style-name="T87">A debug command </text:span><text:span text:style-name="T2">type, </text:span><text:span text:style-name="T87">plus </text:span><text:span text:style-name="T2">Object </text:span><text:span text:style-name="T69">payload</text:span><text:span text:style-name="T87">.</text:span></text:p>
          </table:table-cell>
        </table:table-row>
        <table:table-row table:style-name="vdmj_5f_debug.2">
          <table:table-cell table:style-name="vdmj_5f_debug.A11" office:value-type="string">
            <text:p text:style-name="P96">TraceCallback</text:p>
          </table:table-cell>
          <table:table-cell table:style-name="vdmj_5f_debug.B11" office:value-type="string">
            <text:p text:style-name="P96">An interface called by tracepoints.</text:p>
          </table:table-cell>
        </table:table-row>
        <text:soft-page-break/>
        <table:table-row table:style-name="vdmj_5f_debug.2">
          <table:table-cell table:style-name="vdmj_5f_debug.A11" office:value-type="string">
            <text:p text:style-name="P96">ConsoleDebugExecutor</text:p>
          </table:table-cell>
          <table:table-cell table:style-name="vdmj_5f_debug.B11" office:value-type="string">
            <text:p text:style-name="P97"><text:span text:style-name="T87">The </text:span><text:span text:style-name="T69">console</text:span><text:span text:style-name="T87"> implementation of DebugExecutor</text:span></text:p>
          </table:table-cell>
        </table:table-row>
        <table:table-row table:style-name="vdmj_5f_debug.2">
          <table:table-cell table:style-name="vdmj_5f_debug.A11" office:value-type="string">
            <text:p text:style-name="P96">ConsoleDebugLink</text:p>
          </table:table-cell>
          <table:table-cell table:style-name="vdmj_5f_debug.B11" office:value-type="string">
            <text:p text:style-name="P97"><text:span text:style-name="T87">The </text:span><text:span text:style-name="T69">console</text:span><text:span text:style-name="T87"> implementation of Debug</text:span><text:span text:style-name="T69">Link</text:span></text:p>
          </table:table-cell>
        </table:table-row>
        <table:table-row table:style-name="vdmj_5f_debug.2">
          <table:table-cell table:style-name="vdmj_5f_debug.A11" office:value-type="string">
            <text:p text:style-name="P96">ConsoleDebugReader</text:p>
          </table:table-cell>
          <table:table-cell table:style-name="vdmj_5f_debug.B11" office:value-type="string">
            <text:p text:style-name="P97"><text:span text:style-name="T87">The </text:span><text:span text:style-name="T69">console</text:span><text:span text:style-name="T87"> debugger main class.</text:span></text:p>
          </table:table-cell>
        </table:table-row>
      </table:table>
      <text:p text:style-name="Text_20_body"/>
      <text:p text:style-name="Text_20_body">The vdmj.debug package contains classes that implement the <text:span text:style-name="T69">DebugLink interface</text:span>. This allows VDMJ to load a set of specifications and evaluate/debug them under the remote control of another process – usually a GUI IDE such as Eclipse <text:span text:style-name="T87">or VS Code, but by default from the console</text:span>.</text:p>
      <text:p text:style-name="P28">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48"><text:span text:style-name="T18">The abstract DebugLink class provides the means to create and find a singleton instance of the class that implements it. The concrete implementing class </text:span><text:span text:style-name="T70">should</text:span><text:span text:style-name="T18"> be set in the property </text:span><text:span text:style-name="T8">vdmj.debug.link_class</text:span><text:span text:style-name="T18">. If this is not set, the default ConsoleDebugLink is instantiated.</text:span></text:p>
      <text:p text:style-name="P30">Methods of the DebugLink implementation will be called when the debugged process reaches various significant points:</text:p>
      <text:list xml:id="list3341511501" text:style-name="L2">
        <text:list-item>
          <text:p text:style-name="P144">newThread <text:span text:style-name="T12">is called when a new thread is created by the process.</text:span></text:p>
        </text:list-item>
        <text:list-item>
          <text:p text:style-name="P145">stopped <text:span text:style-name="T12">is called when execution is stopped, for example because another thread has hit a breakpoint.</text:span></text:p>
        </text:list-item>
        <text:list-item>
          <text:p text:style-name="P145">breakpoint <text:span text:style-name="T12">called when a breakpoint is reached.</text:span></text:p>
        </text:list-item>
        <text:list-item>
          <text:p text:style-name="P145">tracepoint <text:span text:style-name="T12">is called when a tracepoint is reached.</text:span></text:p>
        </text:list-item>
        <text:list-item>
          <text:p text:style-name="P146">complete<text:span text:style-name="T12"> is called when a thread finishes </text:span><text:span text:style-name="T21">or fails with a ContextException</text:span><text:span text:style-name="T12">.</text:span></text:p>
        </text:list-item>
        <text:list-item>
          <text:p text:style-name="P147">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3">newThread</text:span><text:span text:style-name="T18"> is called from the context of that new thread. This means that the DebugLink implementation must be thread-aware.</text:span></text:p>
      <text:p text:style-name="P49"><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49"><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49"><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50"><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4">sendCommand</text:span><text:span text:style-name="T19"> indicates whether execution </text:span><text:span text:style-name="T71">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51"><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52"><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205127810548825" text:continue-list="list205126995225787" text:style-name="Outline">
        <text:list-item>
          <text:list>
            <text:list-item>
              <text:list>
                <text:list-item>
                  <text:h text:style-name="P128" text:outline-level="3">Comments</text:h>
                </text:list-item>
              </text:list>
            </text:list-item>
          </text:list>
        </text:list-item>
      </text:list>
      <text:p text:style-name="P29">This interface and thread model has proved flexible enough to implement both the DBGP protocol <text:span text:style-name="T88">[6]</text:span>, and the DAP protocol <text:span text:style-name="T88">[10]</text:span>, though I suspect that it could be simplified a little and still work perfectly well. <text:span text:style-name="T88">The complexity is within the implementations of the DebugLink and DebugExecutor classes, where particular attention has to be paid to which thread is calling the code.</text:span></text:p>
      <text:list xml:id="list205127752133928"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9">following </text:span>default values:</text:p>
      <text:p text:style-name="P11"/>
      <text:p text:style-name="Preformatted_20_Text">#</text:p>
      <text:p text:style-name="P108"># Settings for VDMJ. These override defaults in the code. </text:p>
      <text:p text:style-name="P108">#</text:p>
      <text:p text:style-name="P108"/>
      <text:p text:style-name="P108"># The tab stop for source files (default 4)</text:p>
      <text:p text:style-name="P108">vdmj.parser.tabstop = 4</text:p>
      <text:p text:style-name="P108"/>
      <text:p text:style-name="P108"># Nesting of block comments: 0=support, 1=warn, 2=err, 3=ignore (default <text:span text:style-name="T91">3</text:span>)</text:p>
      <text:p text:style-name="P108">vdmj.parser.comment_nesting = <text:span text:style-name="T91">3</text:span></text:p>
      <text:p text:style-name="P108"><text:tab/></text:p>
      <text:p text:style-name="P108"># The package list for annotation classes to load.</text:p>
      <text:p text:style-name="P108"># (default "com.fujitsu.vdmj.ast.annotations;annotations.ast")</text:p>
      <text:p text:style-name="P108">vdmj.annotations.packages = com.fujitsu.vdmj.ast.annotations;annotations.ast</text:p>
      <text:p text:style-name="P108"><text:tab/></text:p>
      <text:p text:style-name="P108"># Enable annotation debugging (default false)</text:p>
      <text:p text:style-name="P108">vdmj.annotations.debug = false</text:p>
      <text:p text:style-name="P108"><text:tab/></text:p>
      <text:p text:style-name="P108"># An alternative search path for the ClassMapper (default null)</text:p>
      <text:p text:style-name="P108"># vdmj.mapping.search_path = null</text:p>
      <text:p text:style-name="P108"><text:tab/></text:p>
      <text:p text:style-name="P108"># Skip the check for mutually-recursive function calls (default false)</text:p>
      <text:p text:style-name="P108">vdmj.tc.skip_recursive_check = false</text:p>
      <text:p text:style-name="P108"/>
      <text:p text:style-name="P108"># Skip the check for definition dependency cycles (default false)</text:p>
      <text:p text:style-name="P108">vdmj.tc.skip_cyclic_check = false</text:p>
      <text:p text:style-name="P108"><text:tab/></text:p>
      <text:p text:style-name="P108"># The maximum TC errors reported before "Too many errors" (default 100)</text:p>
      <text:p text:style-name="P108">vdmj.tc.max_errors = 100</text:p>
      <text:p text:style-name="P108"/>
      <text:p text:style-name="P108"/>
      <text:p text:style-name="P108"># The maximum expansions for "+" and "*" trace patterns (default 5)</text:p>
      <text:p text:style-name="P108">vdmj.traces.max_repeats = 5</text:p>
      <text:p text:style-name="P108"><text:soft-page-break/></text:p>
      <text:p text:style-name="P108"># Serialize the system state between trace tests (default false)</text:p>
      <text:p text:style-name="P108">vdmj.traces.save_state = false</text:p>
      <text:p text:style-name="P108"><text:tab/></text:p>
      <text:p text:style-name="P108"># The size below which trace function args are expanded (default 50)</text:p>
      <text:p text:style-name="P108">vdmj.traces.max_arg_length = 50</text:p>
      <text:p text:style-name="P108"/>
      <text:p text:style-name="P108"/>
      <text:p text:style-name="P108"># The default timeslice (statements executed) for FCFS policy (default 10)</text:p>
      <text:p text:style-name="P108">vdmj.scheduler.fcfs_timeslice = 10</text:p>
      <text:p text:style-name="P108"/>
      <text:p text:style-name="P108"># The vCPU/vBUS timeslice (default 10000)</text:p>
      <text:p text:style-name="P108">vdmj.scheduler.virtual_timeslice = 10000</text:p>
      <text:p text:style-name="P108"/>
      <text:p text:style-name="P108"># The timeslice variation (+/- jitter ticks, default 0)</text:p>
      <text:p text:style-name="P108">vdmj.scheduler.jitter = 0</text:p>
      <text:p text:style-name="P108"/>
      <text:p text:style-name="P108"/>
      <text:p text:style-name="P108"># The default duration for RT statements (default 2)</text:p>
      <text:p text:style-name="P108">vdmj.rt.duration_default = 2</text:p>
      <text:p text:style-name="P108"/>
      <text:p text:style-name="P108"># Enable transactional variable updates (default false)</text:p>
      <text:p text:style-name="P108">vdmj.rt.duration_transactions = false</text:p>
      <text:p text:style-name="P108"/>
      <text:p text:style-name="P108"># Enable InstVarChange RT log entries (default false)</text:p>
      <text:p text:style-name="P108">vdmj.rt.log_instvarchanges = false</text:p>
      <text:p text:style-name="P108"/>
      <text:p text:style-name="P108"># Maximum period thread overlaps per object (default 20 - zero mean off)</text:p>
      <text:p text:style-name="P108">vdmj.rt.max_periodic_overlaps = 20</text:p>
      <text:p text:style-name="P108"/>
      <text:p text:style-name="P108"># Enable extra diagnostics for guards etc. (default false)</text:p>
      <text:p text:style-name="P108">vdmj.rt.diags_guards = false</text:p>
      <text:p text:style-name="P108"/>
      <text:p text:style-name="P108"># Enable extra RT log diagnostics for timesteps (default false)</text:p>
      <text:p text:style-name="P108">vdmj.rt.diags_timestep = false</text:p>
      <text:p text:style-name="P108"/>
      <text:p text:style-name="P108"># The packages for command plugins to load from (default "plugins")</text:p>
      <text:p text:style-name="P108">vdmj.cmd.plugin_packages = plugins</text:p>
      <text:p text:style-name="P108"><text:tab/></text:p>
      <text:p text:style-name="P108"># The class name for the DebugLink (default null)</text:p>
      <text:p text:style-name="P108"># vdmj.debug.link_class = null</text:p>
      <text:p text:style-name="Preformatted_20_Text"/>
      <text:p text:style-name="Preformatted_20_Text"/>
      <text:list xml:id="list205128838779966"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text:soft-page-break/>classes/modules are implemented. See section 3.1.</text:p>
      <text:list xml:id="list205127619973201"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42">If Java methods in the delegate <text:span text:style-name="T62">need</text:span> to construct VDM Values, a ValueFactory provides a set of methods to achieve this. The factory methods are all static:</text:p>
      <text:p text:style-name="P10"><text:span text:style-name="T61"><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205127126020814"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62"><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14/11/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4</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64</text:page-number><text:s/>of <text:page-count style:num-format="1">64</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34</meta:editing-cycles>
    <meta:editing-duration>P2DT16H26M30S</meta:editing-duration>
    <dc:date>2021-11-14T20:51:26.490436136</dc:date>
    <meta:keyword>VDMJ</meta:keyword>
    <dc:subject>VDMJ</dc:subject>
    <meta:document-statistic meta:table-count="39" meta:image-count="2" meta:object-count="0" meta:page-count="64" meta:paragraph-count="1896" meta:word-count="25941" meta:character-count="168487" meta:non-whitespace-character-count="142870"/>
    <meta:user-defined meta:name="Info 1">2.4</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